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49.76pt"/>
    </style:style>
    <style:style style:name="co3" style:family="table-column">
      <style:table-column-properties fo:break-before="auto" style:column-width="306pt"/>
    </style:style>
    <style:style style:name="co4" style:family="table-column">
      <style:table-column-properties fo:break-before="auto" style:column-width="246.76pt"/>
    </style:style>
    <style:style style:name="co5" style:family="table-column">
      <style:table-column-properties fo:break-before="auto" style:column-width="239.24pt"/>
    </style:style>
    <style:style style:name="co6" style:family="table-column">
      <style:table-column-properties fo:break-before="auto" style:column-width="207.75pt"/>
    </style:style>
    <style:style style:name="co7" style:family="table-column">
      <style:table-column-properties fo:break-before="auto" style:column-width="257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b2LubmAllOpt">
      <style:table-properties table:display="true" style:writing-mode="lr-tb"/>
    </style:style>
    <style:style style:name="ta2" style:family="table" style:master-page-name="PageStyle_5f_db2LubmDEOnly">
      <style:table-properties table:display="true" style:writing-mode="lr-tb"/>
    </style:style>
    <style:style style:name="ta3" style:family="table" style:master-page-name="PageStyle_5f_db2LubmNoOpt">
      <style:table-properties table:display="true" style:writing-mode="lr-tb"/>
    </style:style>
    <style:style style:name="ta4" style:family="table" style:master-page-name="PageStyle_5f_db2NpdAllOpt">
      <style:table-properties table:display="true" style:writing-mode="lr-tb"/>
    </style:style>
    <style:style style:name="ta5" style:family="table" style:master-page-name="PageStyle_5f_db2NpdDEOnly">
      <style:table-properties table:display="true" style:writing-mode="lr-tb"/>
    </style:style>
    <style:style style:name="ta6" style:family="table" style:master-page-name="PageStyle_5f_db2NpdNoOpt">
      <style:table-properties table:display="true" style:writing-mode="lr-tb"/>
    </style:style>
    <style:style style:name="ta7" style:family="table" style:master-page-name="PageStyle_5f_db2NpdExtraAllOpt">
      <style:table-properties table:display="true" style:writing-mode="lr-tb"/>
    </style:style>
    <style:style style:name="ta8" style:family="table" style:master-page-name="PageStyle_5f_db2NpdExtraDEOnly">
      <style:table-properties table:display="true" style:writing-mode="lr-tb"/>
    </style:style>
    <style:style style:name="ta9" style:family="table" style:master-page-name="PageStyle_5f_db2NpdExtraNoOp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b2LubmAllOp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AllOpt/lubm01.q</text:p>
          </table:table-cell>
          <table:table-cell table:style-name="ce3" office:value-type="float" office:value="8.771017" calcext:value-type="float">
            <text:p>8.771017</text:p>
          </table:table-cell>
          <table:table-cell table:style-name="ce3" office:value-type="float" office:value="270.621378" calcext:value-type="float">
            <text:p>270.621378</text:p>
          </table:table-cell>
          <table:table-cell table:style-name="ce3" office:value-type="float" office:value="0.406529" calcext:value-type="float">
            <text:p>0.406529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2:.D2])" office:value-type="float" office:value="279.798924" calcext:value-type="float">
            <text:p>279.7989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AllOpt/lubm02.q</text:p>
          </table:table-cell>
          <table:table-cell table:style-name="ce3" office:value-type="float" office:value="63.838304" calcext:value-type="float">
            <text:p>63.838304</text:p>
          </table:table-cell>
          <table:table-cell table:style-name="ce3" office:value-type="float" office:value="8973.012354" calcext:value-type="float">
            <text:p>8973.012354</text:p>
          </table:table-cell>
          <table:table-cell table:style-name="ce3" office:value-type="float" office:value="0.680203" calcext:value-type="float">
            <text:p>0.680203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formula="of:=SUM([.B3:.D3])" office:value-type="float" office:value="9037.530861" calcext:value-type="float">
            <text:p>9037.5308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AllOpt/lubm03.q</text:p>
          </table:table-cell>
          <table:table-cell table:style-name="ce3" office:value-type="float" office:value="3.875992" calcext:value-type="float">
            <text:p>3.875992</text:p>
          </table:table-cell>
          <table:table-cell table:style-name="ce3" office:value-type="float" office:value="79.890808" calcext:value-type="float">
            <text:p>79.890808</text:p>
          </table:table-cell>
          <table:table-cell table:style-name="ce3" office:value-type="float" office:value="0.389721" calcext:value-type="float">
            <text:p>0.389721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formula="of:=SUM([.B4:.D4])" office:value-type="float" office:value="84.156521" calcext:value-type="float">
            <text:p>84.1565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AllOpt/lubm04.q</text:p>
          </table:table-cell>
          <table:table-cell table:style-name="ce3" office:value-type="float" office:value="390.168821" calcext:value-type="float">
            <text:p>390.168821</text:p>
          </table:table-cell>
          <table:table-cell table:style-name="ce3" office:value-type="float" office:value="2400.158361" calcext:value-type="float">
            <text:p>2400.158361</text:p>
          </table:table-cell>
          <table:table-cell table:style-name="ce3" office:value-type="float" office:value="0.491351" calcext:value-type="float">
            <text:p>0.491351</text:p>
          </table:table-cell>
          <table:table-cell table:style-name="ce3" office:value-type="float" office:value="34" calcext:value-type="float">
            <text:p>34</text:p>
          </table:table-cell>
          <table:table-cell/>
          <table:table-cell table:formula="of:=SUM([.B5:.D5])" office:value-type="float" office:value="2790.818533" calcext:value-type="float">
            <text:p>2790.8185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AllOpt/lubm05.q</text:p>
          </table:table-cell>
          <table:table-cell table:style-name="ce3" office:value-type="float" office:value="5.652369" calcext:value-type="float">
            <text:p>5.652369</text:p>
          </table:table-cell>
          <table:table-cell table:style-name="ce3" office:value-type="float" office:value="21.691668" calcext:value-type="float">
            <text:p>21.691668</text:p>
          </table:table-cell>
          <table:table-cell table:style-name="ce3" office:value-type="float" office:value="0.642344" calcext:value-type="float">
            <text:p>0.642344</text:p>
          </table:table-cell>
          <table:table-cell table:style-name="ce3" office:value-type="float" office:value="719" calcext:value-type="float">
            <text:p>719</text:p>
          </table:table-cell>
          <table:table-cell/>
          <table:table-cell table:formula="of:=SUM([.B6:.D6])" office:value-type="float" office:value="27.986381" calcext:value-type="float">
            <text:p>27.9863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AllOpt/lubm06.q</text:p>
          </table:table-cell>
          <table:table-cell table:style-name="ce3" office:value-type="float" office:value="2.125156" calcext:value-type="float">
            <text:p>2.125156</text:p>
          </table:table-cell>
          <table:table-cell table:style-name="ce3" office:value-type="float" office:value="1656.48356" calcext:value-type="float">
            <text:p>1656.48356</text:p>
          </table:table-cell>
          <table:table-cell table:style-name="ce3" office:value-type="float" office:value="5044.102234" calcext:value-type="float">
            <text:p>5044.102234</text:p>
          </table:table-cell>
          <table:table-cell table:style-name="ce3" office:value-type="float" office:value="1048532" calcext:value-type="float">
            <text:p>1048532</text:p>
          </table:table-cell>
          <table:table-cell/>
          <table:table-cell table:formula="of:=SUM([.B7:.D7])" office:value-type="float" office:value="6702.71095" calcext:value-type="float">
            <text:p>6702.710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AllOpt/lubm07.q</text:p>
          </table:table-cell>
          <table:table-cell table:style-name="ce3" office:value-type="float" office:value="49.039052" calcext:value-type="float">
            <text:p>49.039052</text:p>
          </table:table-cell>
          <table:table-cell table:style-name="ce3" office:value-type="float" office:value="557.55746" calcext:value-type="float">
            <text:p>557.55746</text:p>
          </table:table-cell>
          <table:table-cell table:style-name="ce3" office:value-type="float" office:value="0.413964" calcext:value-type="float">
            <text:p>0.413964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formula="of:=SUM([.B8:.D8])" office:value-type="float" office:value="607.010476" calcext:value-type="float">
            <text:p>607.0104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AllOpt/lubm08.q</text:p>
          </table:table-cell>
          <table:table-cell table:style-name="ce3" office:value-type="float" office:value="13.036928" calcext:value-type="float">
            <text:p>13.036928</text:p>
          </table:table-cell>
          <table:table-cell table:style-name="ce3" office:value-type="float" office:value="295.607862" calcext:value-type="float">
            <text:p>295.607862</text:p>
          </table:table-cell>
          <table:table-cell table:style-name="ce3" office:value-type="float" office:value="79.973387" calcext:value-type="float">
            <text:p>79.973387</text:p>
          </table:table-cell>
          <table:table-cell table:style-name="ce3" office:value-type="float" office:value="7790" calcext:value-type="float">
            <text:p>7790</text:p>
          </table:table-cell>
          <table:table-cell/>
          <table:table-cell table:formula="of:=SUM([.B9:.D9])" office:value-type="float" office:value="388.618177" calcext:value-type="float">
            <text:p>388.6181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AllOpt/lubm09.q</text:p>
          </table:table-cell>
          <table:table-cell table:style-name="ce3" office:value-type="float" office:value="185.265489" calcext:value-type="float">
            <text:p>185.265489</text:p>
          </table:table-cell>
          <table:table-cell table:style-name="ce3" office:value-type="float" office:value="39604.549713" calcext:value-type="float">
            <text:p>39604.549713</text:p>
          </table:table-cell>
          <table:table-cell table:style-name="ce3" office:value-type="float" office:value="104896.790515" calcext:value-type="float">
            <text:p>104896.790515</text:p>
          </table:table-cell>
          <table:table-cell table:style-name="ce3" office:value-type="float" office:value="27247" calcext:value-type="float">
            <text:p>27247</text:p>
          </table:table-cell>
          <table:table-cell/>
          <table:table-cell table:formula="of:=SUM([.B10:.D10])" office:value-type="float" office:value="144686.605717" calcext:value-type="float">
            <text:p>144686.6057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AllOpt/lubm10.q</text:p>
          </table:table-cell>
          <table:table-cell table:style-name="ce3" office:value-type="float" office:value="2.072982" calcext:value-type="float">
            <text:p>2.072982</text:p>
          </table:table-cell>
          <table:table-cell table:style-name="ce3" office:value-type="float" office:value="34.089478" calcext:value-type="float">
            <text:p>34.089478</text:p>
          </table:table-cell>
          <table:table-cell table:style-name="ce3" office:value-type="float" office:value="0.160236" calcext:value-type="float">
            <text:p>0.160236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11:.D11])" office:value-type="float" office:value="36.322696" calcext:value-type="float">
            <text:p>36.3226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AllOpt/lubm11.q</text:p>
          </table:table-cell>
          <table:table-cell table:style-name="ce3" office:value-type="float" office:value="1.967468" calcext:value-type="float">
            <text:p>1.967468</text:p>
          </table:table-cell>
          <table:table-cell table:style-name="ce3" office:value-type="float" office:value="86.033003" calcext:value-type="float">
            <text:p>86.033003</text:p>
          </table:table-cell>
          <table:table-cell table:style-name="ce3" office:value-type="float" office:value="0.164789" calcext:value-type="float">
            <text:p>0.164789</text:p>
          </table:table-cell>
          <table:table-cell table:style-name="ce3" office:value-type="float" office:value="224" calcext:value-type="float">
            <text:p>224</text:p>
          </table:table-cell>
          <table:table-cell/>
          <table:table-cell table:formula="of:=SUM([.B12:.D12])" office:value-type="float" office:value="88.16526" calcext:value-type="float">
            <text:p>88.165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AllOpt/lubm12.q</text:p>
          </table:table-cell>
          <table:table-cell table:style-name="ce3" office:value-type="float" office:value="3.672191" calcext:value-type="float">
            <text:p>3.672191</text:p>
          </table:table-cell>
          <table:table-cell table:style-name="ce3" office:value-type="float" office:value="35.797256" calcext:value-type="float">
            <text:p>35.797256</text:p>
          </table:table-cell>
          <table:table-cell table:style-name="ce3" office:value-type="float" office:value="0.178261" calcext:value-type="float">
            <text:p>0.178261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formula="of:=SUM([.B13:.D13])" office:value-type="float" office:value="39.647708" calcext:value-type="float">
            <text:p>39.6477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AllOpt/lubm13.q</text:p>
          </table:table-cell>
          <table:table-cell table:style-name="ce3" office:value-type="float" office:value="5.730402" calcext:value-type="float">
            <text:p>5.730402</text:p>
          </table:table-cell>
          <table:table-cell table:style-name="ce3" office:value-type="float" office:value="4377.255147" calcext:value-type="float">
            <text:p>4377.255147</text:p>
          </table:table-cell>
          <table:table-cell table:style-name="ce3" office:value-type="float" office:value="0.250511" calcext:value-type="float">
            <text:p>0.250511</text:p>
          </table:table-cell>
          <table:table-cell table:style-name="ce3" office:value-type="float" office:value="472" calcext:value-type="float">
            <text:p>472</text:p>
          </table:table-cell>
          <table:table-cell/>
          <table:table-cell table:formula="of:=SUM([.B14:.D14])" office:value-type="float" office:value="4383.23606" calcext:value-type="float">
            <text:p>4383.236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AllOpt/lubm14.q</text:p>
          </table:table-cell>
          <table:table-cell table:style-name="ce3" office:value-type="float" office:value="1.817801" calcext:value-type="float">
            <text:p>1.817801</text:p>
          </table:table-cell>
          <table:table-cell table:style-name="ce3" office:value-type="float" office:value="24.145" calcext:value-type="float">
            <text:p>24.145</text:p>
          </table:table-cell>
          <table:table-cell table:style-name="ce3" office:value-type="float" office:value="2499.387106" calcext:value-type="float">
            <text:p>2499.387106</text:p>
          </table:table-cell>
          <table:table-cell table:style-name="ce3" office:value-type="float" office:value="795970" calcext:value-type="float">
            <text:p>795970</text:p>
          </table:table-cell>
          <table:table-cell/>
          <table:table-cell table:formula="of:=SUM([.B15:.D15])" office:value-type="float" office:value="2525.349907" calcext:value-type="float">
            <text:p>2525.34990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2:.C15])" office:value-type="string" office:string-value="58416.89305" calcext:value-type="string">
            <text:p>58416.8930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formula="of:=SUM([.G2:.G15])" office:value-type="string" office:string-value="171677.9582" calcext:value-type="string">
            <text:p>171677.9582</text:p>
          </table:table-cell>
          <table:table-cell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b2LubmDEOnly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DeOnly/lubm01.q</text:p>
          </table:table-cell>
          <table:table-cell table:style-name="ce3" office:value-type="float" office:value="7.792247" calcext:value-type="float">
            <text:p>7.792247</text:p>
          </table:table-cell>
          <table:table-cell table:style-name="ce3" office:value-type="float" office:value="277.372056" calcext:value-type="float">
            <text:p>277.372056</text:p>
          </table:table-cell>
          <table:table-cell table:style-name="ce3" office:value-type="float" office:value="0.788293" calcext:value-type="float">
            <text:p>0.78829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2:.D2])" office:value-type="float" office:value="285.952596" calcext:value-type="float">
            <text:p>285.9525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DeOnly/lubm02.q</text:p>
          </table:table-cell>
          <table:table-cell table:style-name="ce3" office:value-type="float" office:value="67.953658" calcext:value-type="float">
            <text:p>67.953658</text:p>
          </table:table-cell>
          <table:table-cell table:style-name="ce3" office:value-type="float" office:value="14002.146684" calcext:value-type="float">
            <text:p>14002.146684</text:p>
          </table:table-cell>
          <table:table-cell table:style-name="ce3" office:value-type="float" office:value="1.006454" calcext:value-type="float">
            <text:p>1.006454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formula="of:=SUM([.B3:.D3])" office:value-type="float" office:value="14071.106796" calcext:value-type="float">
            <text:p>14071.1067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DeOnly/lubm03.q</text:p>
          </table:table-cell>
          <table:table-cell table:style-name="ce3" office:value-type="float" office:value="3.033718" calcext:value-type="float">
            <text:p>3.033718</text:p>
          </table:table-cell>
          <table:table-cell table:style-name="ce3" office:value-type="float" office:value="78.345019" calcext:value-type="float">
            <text:p>78.345019</text:p>
          </table:table-cell>
          <table:table-cell table:style-name="ce3" office:value-type="float" office:value="0.235835" calcext:value-type="float">
            <text:p>0.23583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formula="of:=SUM([.B4:.D4])" office:value-type="float" office:value="81.614572" calcext:value-type="float">
            <text:p>81.6145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DeOnly/lubm04.q</text:p>
          </table:table-cell>
          <table:table-cell table:style-name="ce3" office:value-type="float" office:value="555.324761" calcext:value-type="float">
            <text:p>555.324761</text:p>
          </table:table-cell>
          <table:table-cell table:style-name="ce3" office:value-type="float" office:value="28284.156565" calcext:value-type="float">
            <text:p>28284.156565</text:p>
          </table:table-cell>
          <table:table-cell table:style-name="ce3" office:value-type="float" office:value="0.218152" calcext:value-type="float">
            <text:p>0.218152</text:p>
          </table:table-cell>
          <table:table-cell table:style-name="ce3" office:value-type="float" office:value="34" calcext:value-type="float">
            <text:p>34</text:p>
          </table:table-cell>
          <table:table-cell/>
          <table:table-cell table:formula="of:=SUM([.B5:.D5])" office:value-type="float" office:value="28839.699478" calcext:value-type="float">
            <text:p>28839.6994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DeOnly/lubm05.q</text:p>
          </table:table-cell>
          <table:table-cell table:style-name="ce3" office:value-type="float" office:value="8.890883" calcext:value-type="float">
            <text:p>8.890883</text:p>
          </table:table-cell>
          <table:table-cell table:style-name="ce3" office:value-type="float" office:value="19.200879" calcext:value-type="float">
            <text:p>19.200879</text:p>
          </table:table-cell>
          <table:table-cell table:style-name="ce3" office:value-type="float" office:value="0.627958" calcext:value-type="float">
            <text:p>0.627958</text:p>
          </table:table-cell>
          <table:table-cell table:style-name="ce3" office:value-type="float" office:value="719" calcext:value-type="float">
            <text:p>719</text:p>
          </table:table-cell>
          <table:table-cell/>
          <table:table-cell table:formula="of:=SUM([.B6:.D6])" office:value-type="float" office:value="28.71972" calcext:value-type="float">
            <text:p>28.719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DeOnly/lubm06.q</text:p>
          </table:table-cell>
          <table:table-cell table:style-name="ce3" office:value-type="float" office:value="2.680551" calcext:value-type="float">
            <text:p>2.680551</text:p>
          </table:table-cell>
          <table:table-cell table:style-name="ce3" office:value-type="float" office:value="13719.42326" calcext:value-type="float">
            <text:p>13719.42326</text:p>
          </table:table-cell>
          <table:table-cell table:style-name="ce3" office:value-type="float" office:value="1814.414741" calcext:value-type="float">
            <text:p>1814.414741</text:p>
          </table:table-cell>
          <table:table-cell table:style-name="ce3" office:value-type="float" office:value="1048532" calcext:value-type="float">
            <text:p>1048532</text:p>
          </table:table-cell>
          <table:table-cell/>
          <table:table-cell table:formula="of:=SUM([.B7:.D7])" office:value-type="float" office:value="15536.518552" calcext:value-type="float">
            <text:p>15536.51855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DeOnly/lubm07.q</text:p>
          </table:table-cell>
          <table:table-cell table:style-name="ce3" office:value-type="float" office:value="52.190022" calcext:value-type="float">
            <text:p>52.190022</text:p>
          </table:table-cell>
          <table:table-cell table:style-name="ce3" office:value-type="float" office:value="1617.375618" calcext:value-type="float">
            <text:p>1617.375618</text:p>
          </table:table-cell>
          <table:table-cell table:style-name="ce3" office:value-type="float" office:value="0.413584" calcext:value-type="float">
            <text:p>0.413584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formula="of:=SUM([.B8:.D8])" office:value-type="float" office:value="1669.979224" calcext:value-type="float">
            <text:p>1669.9792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DeOnly/lubm08.q</text:p>
          </table:table-cell>
          <table:table-cell table:style-name="ce3" office:value-type="float" office:value="15.869489" calcext:value-type="float">
            <text:p>15.869489</text:p>
          </table:table-cell>
          <table:table-cell table:style-name="ce3" office:value-type="float" office:value="694.147711" calcext:value-type="float">
            <text:p>694.147711</text:p>
          </table:table-cell>
          <table:table-cell table:style-name="ce3" office:value-type="float" office:value="23.654505" calcext:value-type="float">
            <text:p>23.654505</text:p>
          </table:table-cell>
          <table:table-cell table:style-name="ce3" office:value-type="float" office:value="7790" calcext:value-type="float">
            <text:p>7790</text:p>
          </table:table-cell>
          <table:table-cell/>
          <table:table-cell table:formula="of:=SUM([.B9:.D9])" office:value-type="float" office:value="733.671705" calcext:value-type="float">
            <text:p>733.6717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DeOnly/lubm09.q</text:p>
          </table:table-cell>
          <table:table-cell table:style-name="ce3" office:value-type="float" office:value="193.871118" calcext:value-type="float">
            <text:p>193.871118</text:p>
          </table:table-cell>
          <table:table-cell table:style-name="ce3" office:value-type="float" office:value="213342.263876" calcext:value-type="float">
            <text:p>213342.263876</text:p>
          </table:table-cell>
          <table:table-cell table:style-name="ce3" office:value-type="float" office:value="163.338647" calcext:value-type="float">
            <text:p>163.338647</text:p>
          </table:table-cell>
          <table:table-cell table:style-name="ce3" office:value-type="float" office:value="27247" calcext:value-type="float">
            <text:p>27247</text:p>
          </table:table-cell>
          <table:table-cell/>
          <table:table-cell table:formula="of:=SUM([.B10:.D10])" office:value-type="float" office:value="213699.473641" calcext:value-type="float">
            <text:p>213699.4736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DeOnly/lubm10.q</text:p>
          </table:table-cell>
          <table:table-cell table:style-name="ce3" office:value-type="float" office:value="3.66348" calcext:value-type="float">
            <text:p>3.66348</text:p>
          </table:table-cell>
          <table:table-cell table:style-name="ce3" office:value-type="float" office:value="84.608039" calcext:value-type="float">
            <text:p>84.608039</text:p>
          </table:table-cell>
          <table:table-cell table:style-name="ce3" office:value-type="float" office:value="0.262151" calcext:value-type="float">
            <text:p>0.262151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11:.D11])" office:value-type="float" office:value="88.53367" calcext:value-type="float">
            <text:p>88.533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DeOnly/lubm11.q</text:p>
          </table:table-cell>
          <table:table-cell table:style-name="ce3" office:value-type="float" office:value="3.003381" calcext:value-type="float">
            <text:p>3.003381</text:p>
          </table:table-cell>
          <table:table-cell table:style-name="ce3" office:value-type="float" office:value="142.05368" calcext:value-type="float">
            <text:p>142.05368</text:p>
          </table:table-cell>
          <table:table-cell table:style-name="ce3" office:value-type="float" office:value="0.28481" calcext:value-type="float">
            <text:p>0.28481</text:p>
          </table:table-cell>
          <table:table-cell table:style-name="ce3" office:value-type="float" office:value="224" calcext:value-type="float">
            <text:p>224</text:p>
          </table:table-cell>
          <table:table-cell/>
          <table:table-cell table:formula="of:=SUM([.B12:.D12])" office:value-type="float" office:value="145.341871" calcext:value-type="float">
            <text:p>145.34187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DeOnly/lubm12.q</text:p>
          </table:table-cell>
          <table:table-cell table:style-name="ce3" office:value-type="float" office:value="5.906212" calcext:value-type="float">
            <text:p>5.906212</text:p>
          </table:table-cell>
          <table:table-cell table:style-name="ce3" office:value-type="float" office:value="49.969231" calcext:value-type="float">
            <text:p>49.969231</text:p>
          </table:table-cell>
          <table:table-cell table:style-name="ce3" office:value-type="float" office:value="0.246965" calcext:value-type="float">
            <text:p>0.246965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formula="of:=SUM([.B13:.D13])" office:value-type="float" office:value="56.122408" calcext:value-type="float">
            <text:p>56.1224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DeOnly/lubm13.q</text:p>
          </table:table-cell>
          <table:table-cell table:style-name="ce3" office:value-type="float" office:value="5.602892" calcext:value-type="float">
            <text:p>5.602892</text:p>
          </table:table-cell>
          <table:table-cell table:style-name="ce3" office:value-type="float" office:value="1695.693322" calcext:value-type="float">
            <text:p>1695.693322</text:p>
          </table:table-cell>
          <table:table-cell table:style-name="ce3" office:value-type="float" office:value="0.220809" calcext:value-type="float">
            <text:p>0.220809</text:p>
          </table:table-cell>
          <table:table-cell table:style-name="ce3" office:value-type="float" office:value="472" calcext:value-type="float">
            <text:p>472</text:p>
          </table:table-cell>
          <table:table-cell/>
          <table:table-cell table:formula="of:=SUM([.B14:.D14])" office:value-type="float" office:value="1701.517023" calcext:value-type="float">
            <text:p>1701.5170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DeOnly/lubm14.q</text:p>
          </table:table-cell>
          <table:table-cell table:style-name="ce3" office:value-type="float" office:value="2.227384" calcext:value-type="float">
            <text:p>2.227384</text:p>
          </table:table-cell>
          <table:table-cell table:style-name="ce3" office:value-type="float" office:value="2239.743654" calcext:value-type="float">
            <text:p>2239.743654</text:p>
          </table:table-cell>
          <table:table-cell table:style-name="ce3" office:value-type="float" office:value="969.811095" calcext:value-type="float">
            <text:p>969.811095</text:p>
          </table:table-cell>
          <table:table-cell table:style-name="ce3" office:value-type="float" office:value="795970" calcext:value-type="float">
            <text:p>795970</text:p>
          </table:table-cell>
          <table:table-cell/>
          <table:table-cell table:formula="of:=SUM([.B15:.D15])" office:value-type="float" office:value="3211.782133" calcext:value-type="float">
            <text:p>3211.782133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SUM([.G2:.G15])" office:value-type="string" office:string-value="280150.0334" calcext:value-type="string">
            <text:p>280150.0334</text:p>
          </table:table-cell>
          <table:table-cell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b2LubmNoOpt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NoOpt/lubm01.q</text:p>
          </table:table-cell>
          <table:table-cell table:style-name="ce3" office:value-type="float" office:value="4.266771" calcext:value-type="float">
            <text:p>4.266771</text:p>
          </table:table-cell>
          <table:table-cell table:style-name="ce3" office:value-type="float" office:value="256.345379" calcext:value-type="float">
            <text:p>256.345379</text:p>
          </table:table-cell>
          <table:table-cell table:style-name="ce3" office:value-type="float" office:value="0.598165" calcext:value-type="float">
            <text:p>0.598165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2:.D2])" office:value-type="float" office:value="261.210315" calcext:value-type="float">
            <text:p>261.2103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NoOpt/lubm02.q</text:p>
          </table:table-cell>
          <table:table-cell table:style-name="ce3" office:value-type="float" office:value="29.310939" calcext:value-type="float">
            <text:p>29.310939</text:p>
          </table:table-cell>
          <table:table-cell table:style-name="ce3" office:value-type="float" office:value="12345.323103" calcext:value-type="float">
            <text:p>12345.323103</text:p>
          </table:table-cell>
          <table:table-cell table:style-name="ce3" office:value-type="float" office:value="0.986534" calcext:value-type="float">
            <text:p>0.986534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formula="of:=SUM([.B3:.D3])" office:value-type="float" office:value="12375.620576" calcext:value-type="float">
            <text:p>12375.6205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NoOpt/lubm03.q</text:p>
          </table:table-cell>
          <table:table-cell table:style-name="ce3" office:value-type="float" office:value="2.861984" calcext:value-type="float">
            <text:p>2.861984</text:p>
          </table:table-cell>
          <table:table-cell table:style-name="ce3" office:value-type="float" office:value="66.937549" calcext:value-type="float">
            <text:p>66.937549</text:p>
          </table:table-cell>
          <table:table-cell table:style-name="ce3" office:value-type="float" office:value="0.320231" calcext:value-type="float">
            <text:p>0.320231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formula="of:=SUM([.B4:.D4])" office:value-type="float" office:value="70.119764" calcext:value-type="float">
            <text:p>70.1197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NoOpt/lubm04.q</text:p>
          </table:table-cell>
          <table:table-cell table:style-name="ce3" office:value-type="float" office:value="297.83189" calcext:value-type="float">
            <text:p>297.83189</text:p>
          </table:table-cell>
          <table:table-cell table:style-name="ce3" office:value-type="float" office:value="17576.73395" calcext:value-type="float">
            <text:p>17576.73395</text:p>
          </table:table-cell>
          <table:table-cell table:style-name="ce3" office:value-type="float" office:value="0.213917" calcext:value-type="float">
            <text:p>0.213917</text:p>
          </table:table-cell>
          <table:table-cell table:style-name="ce3" office:value-type="float" office:value="34" calcext:value-type="float">
            <text:p>34</text:p>
          </table:table-cell>
          <table:table-cell/>
          <table:table-cell table:formula="of:=SUM([.B5:.D5])" office:value-type="float" office:value="17874.779757" calcext:value-type="float">
            <text:p>17874.7797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NoOpt/lubm05.q</text:p>
          </table:table-cell>
          <table:table-cell table:style-name="ce3" office:value-type="float" office:value="5.569771" calcext:value-type="float">
            <text:p>5.569771</text:p>
          </table:table-cell>
          <table:table-cell table:style-name="ce3" office:value-type="float" office:value="20.674345" calcext:value-type="float">
            <text:p>20.674345</text:p>
          </table:table-cell>
          <table:table-cell table:style-name="ce3" office:value-type="float" office:value="0.665183" calcext:value-type="float">
            <text:p>0.665183</text:p>
          </table:table-cell>
          <table:table-cell table:style-name="ce3" office:value-type="float" office:value="719" calcext:value-type="float">
            <text:p>719</text:p>
          </table:table-cell>
          <table:table-cell/>
          <table:table-cell table:formula="of:=SUM([.B6:.D6])" office:value-type="float" office:value="26.909299" calcext:value-type="float">
            <text:p>26.9092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NoOpt/lubm06.q</text:p>
          </table:table-cell>
          <table:table-cell table:style-name="ce3" office:value-type="float" office:value="1.636397" calcext:value-type="float">
            <text:p>1.636397</text:p>
          </table:table-cell>
          <table:table-cell table:style-name="ce3" office:value-type="float" office:value="12678.307717" calcext:value-type="float">
            <text:p>12678.307717</text:p>
          </table:table-cell>
          <table:table-cell table:style-name="ce3" office:value-type="float" office:value="1735.957829" calcext:value-type="float">
            <text:p>1735.957829</text:p>
          </table:table-cell>
          <table:table-cell table:style-name="ce3" office:value-type="float" office:value="1048532" calcext:value-type="float">
            <text:p>1048532</text:p>
          </table:table-cell>
          <table:table-cell/>
          <table:table-cell table:formula="of:=SUM([.B7:.D7])" office:value-type="float" office:value="14415.901943" calcext:value-type="float">
            <text:p>14415.9019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NoOpt/lubm07.q</text:p>
          </table:table-cell>
          <table:table-cell table:style-name="ce3" office:value-type="float" office:value="23.325062" calcext:value-type="float">
            <text:p>23.325062</text:p>
          </table:table-cell>
          <table:table-cell table:style-name="ce3" office:value-type="float" office:value="1907.193811" calcext:value-type="float">
            <text:p>1907.193811</text:p>
          </table:table-cell>
          <table:table-cell table:style-name="ce3" office:value-type="float" office:value="0.249915" calcext:value-type="float">
            <text:p>0.249915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formula="of:=SUM([.B8:.D8])" office:value-type="float" office:value="1930.768788" calcext:value-type="float">
            <text:p>1930.76878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NoOpt/lubm08.q</text:p>
          </table:table-cell>
          <table:table-cell table:style-name="ce3" office:value-type="float" office:value="8.261733" calcext:value-type="float">
            <text:p>8.261733</text:p>
          </table:table-cell>
          <table:table-cell table:style-name="ce3" office:value-type="float" office:value="680.193982" calcext:value-type="float">
            <text:p>680.193982</text:p>
          </table:table-cell>
          <table:table-cell table:style-name="ce3" office:value-type="float" office:value="16.78447" calcext:value-type="float">
            <text:p>16.78447</text:p>
          </table:table-cell>
          <table:table-cell table:style-name="ce3" office:value-type="float" office:value="7790" calcext:value-type="float">
            <text:p>7790</text:p>
          </table:table-cell>
          <table:table-cell/>
          <table:table-cell table:formula="of:=SUM([.B9:.D9])" office:value-type="float" office:value="705.240185" calcext:value-type="float">
            <text:p>705.2401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NoOpt/lubm09.q</text:p>
          </table:table-cell>
          <table:table-cell table:style-name="ce3" office:value-type="float" office:value="71.02898" calcext:value-type="float">
            <text:p>71.02898</text:p>
          </table:table-cell>
          <table:table-cell table:style-name="ce3" office:value-type="float" office:value="279952.270397" calcext:value-type="float">
            <text:p>279952.270397</text:p>
          </table:table-cell>
          <table:table-cell table:style-name="ce3" office:value-type="float" office:value="255.311697" calcext:value-type="float">
            <text:p>255.311697</text:p>
          </table:table-cell>
          <table:table-cell table:style-name="ce3" office:value-type="float" office:value="27247" calcext:value-type="float">
            <text:p>27247</text:p>
          </table:table-cell>
          <table:table-cell/>
          <table:table-cell table:formula="of:=SUM([.B10:.D10])" office:value-type="float" office:value="280278.611074" calcext:value-type="float">
            <text:p>280278.6110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NoOpt/lubm10.q</text:p>
          </table:table-cell>
          <table:table-cell table:style-name="ce3" office:value-type="float" office:value="2.41422" calcext:value-type="float">
            <text:p>2.41422</text:p>
          </table:table-cell>
          <table:table-cell table:style-name="ce3" office:value-type="float" office:value="382.424128" calcext:value-type="float">
            <text:p>382.424128</text:p>
          </table:table-cell>
          <table:table-cell table:style-name="ce3" office:value-type="float" office:value="0.182813" calcext:value-type="float">
            <text:p>0.18281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11:.D11])" office:value-type="float" office:value="385.021161" calcext:value-type="float">
            <text:p>385.0211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NoOpt/lubm11.q</text:p>
          </table:table-cell>
          <table:table-cell table:style-name="ce3" office:value-type="float" office:value="2.391587" calcext:value-type="float">
            <text:p>2.391587</text:p>
          </table:table-cell>
          <table:table-cell table:style-name="ce3" office:value-type="float" office:value="116.049481" calcext:value-type="float">
            <text:p>116.049481</text:p>
          </table:table-cell>
          <table:table-cell table:style-name="ce3" office:value-type="float" office:value="0.25362" calcext:value-type="float">
            <text:p>0.25362</text:p>
          </table:table-cell>
          <table:table-cell table:style-name="ce3" office:value-type="float" office:value="224" calcext:value-type="float">
            <text:p>224</text:p>
          </table:table-cell>
          <table:table-cell/>
          <table:table-cell table:formula="of:=SUM([.B12:.D12])" office:value-type="float" office:value="118.694688" calcext:value-type="float">
            <text:p>118.69468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NoOpt/lubm12.q</text:p>
          </table:table-cell>
          <table:table-cell table:style-name="ce3" office:value-type="float" office:value="4.178763" calcext:value-type="float">
            <text:p>4.178763</text:p>
          </table:table-cell>
          <table:table-cell table:style-name="ce3" office:value-type="float" office:value="263.303358" calcext:value-type="float">
            <text:p>263.303358</text:p>
          </table:table-cell>
          <table:table-cell table:style-name="ce3" office:value-type="float" office:value="0.145787" calcext:value-type="float">
            <text:p>0.145787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formula="of:=SUM([.B13:.D13])" office:value-type="float" office:value="267.627908" calcext:value-type="float">
            <text:p>267.6279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NoOpt/lubm13.q</text:p>
          </table:table-cell>
          <table:table-cell table:style-name="ce3" office:value-type="float" office:value="4.459039" calcext:value-type="float">
            <text:p>4.459039</text:p>
          </table:table-cell>
          <table:table-cell table:style-name="ce3" office:value-type="float" office:value="1841.138777" calcext:value-type="float">
            <text:p>1841.138777</text:p>
          </table:table-cell>
          <table:table-cell table:style-name="ce3" office:value-type="float" office:value="0.385171" calcext:value-type="float">
            <text:p>0.385171</text:p>
          </table:table-cell>
          <table:table-cell table:style-name="ce3" office:value-type="float" office:value="472" calcext:value-type="float">
            <text:p>472</text:p>
          </table:table-cell>
          <table:table-cell/>
          <table:table-cell table:formula="of:=SUM([.B14:.D14])" office:value-type="float" office:value="1845.982987" calcext:value-type="float">
            <text:p>1845.9829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lubm/db2NoOpt/lubm14.q</text:p>
          </table:table-cell>
          <table:table-cell table:style-name="ce3" office:value-type="float" office:value="1.45625" calcext:value-type="float">
            <text:p>1.45625</text:p>
          </table:table-cell>
          <table:table-cell table:style-name="ce3" office:value-type="float" office:value="2231.513289" calcext:value-type="float">
            <text:p>2231.513289</text:p>
          </table:table-cell>
          <table:table-cell table:style-name="ce3" office:value-type="float" office:value="942.499671" calcext:value-type="float">
            <text:p>942.499671</text:p>
          </table:table-cell>
          <table:table-cell table:style-name="ce3" office:value-type="float" office:value="795970" calcext:value-type="float">
            <text:p>795970</text:p>
          </table:table-cell>
          <table:table-cell/>
          <table:table-cell table:formula="of:=SUM([.B15:.D15])" office:value-type="float" office:value="3175.46921" calcext:value-type="float">
            <text:p>3175.4692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SUM([.C2:.C15])" office:value-type="string" office:string-value="330318.4093" calcext:value-type="string">
            <text:p>330318.4093</text:p>
          </table:table-cell>
          <table:table-cell table:number-columns-repeated="3"/>
          <table:table-cell table:formula="of:=SUM([.G2:.G15])" office:value-type="string" office:string-value="333731.9577" calcext:value-type="string">
            <text:p>333731.9577</text:p>
          </table:table-cell>
          <table:table-cell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b2NpdAllOpt" table:style-name="ta4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01.q</text:p>
          </table:table-cell>
          <table:table-cell table:style-name="ce3" office:value-type="float" office:value="156.369745" calcext:value-type="float">
            <text:p>156.369745</text:p>
          </table:table-cell>
          <table:table-cell table:style-name="ce3" office:value-type="float" office:value="4315.571765" calcext:value-type="float">
            <text:p>4315.571765</text:p>
          </table:table-cell>
          <table:table-cell table:style-name="ce3" office:value-type="float" office:value="2737.680716" calcext:value-type="float">
            <text:p>2737.680716</text:p>
          </table:table-cell>
          <table:table-cell table:style-name="ce3" office:value-type="float" office:value="1627744" calcext:value-type="float">
            <text:p>1627744</text:p>
          </table:table-cell>
          <table:table-cell/>
          <table:table-cell table:formula="of:=SUM([.B2:.D2])" office:value-type="float" office:value="7209.622226" calcext:value-type="float">
            <text:p>7209.6222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02.q</text:p>
          </table:table-cell>
          <table:table-cell table:style-name="ce3" office:value-type="float" office:value="13.681386" calcext:value-type="float">
            <text:p>13.681386</text:p>
          </table:table-cell>
          <table:table-cell table:style-name="ce3" office:value-type="float" office:value="802.529722" calcext:value-type="float">
            <text:p>802.529722</text:p>
          </table:table-cell>
          <table:table-cell table:style-name="ce3" office:value-type="float" office:value="247.415009" calcext:value-type="float">
            <text:p>247.415009</text:p>
          </table:table-cell>
          <table:table-cell table:style-name="ce3" office:value-type="float" office:value="172751" calcext:value-type="float">
            <text:p>172751</text:p>
          </table:table-cell>
          <table:table-cell/>
          <table:table-cell table:formula="of:=SUM([.B3:.D3])" office:value-type="float" office:value="1063.626117" calcext:value-type="float">
            <text:p>1063.6261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03.q</text:p>
          </table:table-cell>
          <table:table-cell table:style-name="ce3" office:value-type="float" office:value="8.969759" calcext:value-type="float">
            <text:p>8.969759</text:p>
          </table:table-cell>
          <table:table-cell table:style-name="ce3" office:value-type="float" office:value="162.782724" calcext:value-type="float">
            <text:p>162.782724</text:p>
          </table:table-cell>
          <table:table-cell table:style-name="ce3" office:value-type="float" office:value="119.796649" calcext:value-type="float">
            <text:p>119.796649</text:p>
          </table:table-cell>
          <table:table-cell table:style-name="ce3" office:value-type="float" office:value="83737" calcext:value-type="float">
            <text:p>83737</text:p>
          </table:table-cell>
          <table:table-cell/>
          <table:table-cell table:formula="of:=SUM([.B4:.D4])" office:value-type="float" office:value="291.549132" calcext:value-type="float">
            <text:p>291.5491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04.q</text:p>
          </table:table-cell>
          <table:table-cell table:style-name="ce3" office:value-type="float" office:value="17.676913" calcext:value-type="float">
            <text:p>17.676913</text:p>
          </table:table-cell>
          <table:table-cell table:style-name="ce3" office:value-type="float" office:value="1662.169419" calcext:value-type="float">
            <text:p>1662.169419</text:p>
          </table:table-cell>
          <table:table-cell table:style-name="ce3" office:value-type="float" office:value="2530.967086" calcext:value-type="float">
            <text:p>2530.967086</text:p>
          </table:table-cell>
          <table:table-cell table:style-name="ce3" office:value-type="float" office:value="1627744" calcext:value-type="float">
            <text:p>1627744</text:p>
          </table:table-cell>
          <table:table-cell/>
          <table:table-cell table:formula="of:=SUM([.B5:.D5])" office:value-type="float" office:value="4210.813418" calcext:value-type="float">
            <text:p>4210.8134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05.q</text:p>
          </table:table-cell>
          <table:table-cell table:style-name="ce3" office:value-type="float" office:value="6.631979" calcext:value-type="float">
            <text:p>6.631979</text:p>
          </table:table-cell>
          <table:table-cell table:style-name="ce3" office:value-type="float" office:value="62.428637" calcext:value-type="float">
            <text:p>62.428637</text:p>
          </table:table-cell>
          <table:table-cell table:style-name="ce3" office:value-type="float" office:value="0.32332" calcext:value-type="float">
            <text:p>0.32332</text:p>
          </table:table-cell>
          <table:table-cell table:style-name="ce3" office:value-type="float" office:value="193" calcext:value-type="float">
            <text:p>193</text:p>
          </table:table-cell>
          <table:table-cell/>
          <table:table-cell table:formula="of:=SUM([.B6:.D6])" office:value-type="float" office:value="69.383936" calcext:value-type="float">
            <text:p>69.3839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06.q</text:p>
          </table:table-cell>
          <table:table-cell table:style-name="ce3" office:value-type="float" office:value="199.291713" calcext:value-type="float">
            <text:p>199.291713</text:p>
          </table:table-cell>
          <table:table-cell table:style-name="ce3" office:value-type="float" office:value="17224.726334" calcext:value-type="float">
            <text:p>17224.726334</text:p>
          </table:table-cell>
          <table:table-cell table:style-name="ce3" office:value-type="float" office:value="1330.898533" calcext:value-type="float">
            <text:p>1330.898533</text:p>
          </table:table-cell>
          <table:table-cell table:style-name="ce3" office:value-type="float" office:value="1231564" calcext:value-type="float">
            <text:p>1231564</text:p>
          </table:table-cell>
          <table:table-cell/>
          <table:table-cell table:formula="of:=SUM([.B7:.D7])" office:value-type="float" office:value="18754.91658" calcext:value-type="float">
            <text:p>18754.916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07.q</text:p>
          </table:table-cell>
          <table:table-cell table:style-name="ce3" office:value-type="float" office:value="8.620211" calcext:value-type="float">
            <text:p>8.620211</text:p>
          </table:table-cell>
          <table:table-cell table:style-name="ce3" office:value-type="float" office:value="1149.951144" calcext:value-type="float">
            <text:p>1149.951144</text:p>
          </table:table-cell>
          <table:table-cell table:style-name="ce3" office:value-type="float" office:value="0.395649" calcext:value-type="float">
            <text:p>0.395649</text:p>
          </table:table-cell>
          <table:table-cell table:style-name="ce3" office:value-type="float" office:value="180" calcext:value-type="float">
            <text:p>180</text:p>
          </table:table-cell>
          <table:table-cell/>
          <table:table-cell table:formula="of:=SUM([.B8:.D8])" office:value-type="float" office:value="1158.967004" calcext:value-type="float">
            <text:p>1158.96700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08.q</text:p>
          </table:table-cell>
          <table:table-cell table:style-name="ce3" office:value-type="float" office:value="7.554312" calcext:value-type="float">
            <text:p>7.554312</text:p>
          </table:table-cell>
          <table:table-cell table:style-name="ce3" office:value-type="float" office:value="152.643369" calcext:value-type="float">
            <text:p>152.643369</text:p>
          </table:table-cell>
          <table:table-cell table:style-name="ce3" office:value-type="float" office:value="7.722839" calcext:value-type="float">
            <text:p>7.722839</text:p>
          </table:table-cell>
          <table:table-cell table:style-name="ce3" office:value-type="float" office:value="5974" calcext:value-type="float">
            <text:p>5974</text:p>
          </table:table-cell>
          <table:table-cell/>
          <table:table-cell table:formula="of:=SUM([.B9:.D9])" office:value-type="float" office:value="167.92052" calcext:value-type="float">
            <text:p>167.9205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09.q</text:p>
          </table:table-cell>
          <table:table-cell table:style-name="ce3" office:value-type="float" office:value="90.545564" calcext:value-type="float">
            <text:p>90.545564</text:p>
          </table:table-cell>
          <table:table-cell table:style-name="ce3" office:value-type="float" office:value="1898.637819" calcext:value-type="float">
            <text:p>1898.637819</text:p>
          </table:table-cell>
          <table:table-cell table:style-name="ce3" office:value-type="float" office:value="10.78739" calcext:value-type="float">
            <text:p>10.78739</text:p>
          </table:table-cell>
          <table:table-cell table:style-name="ce3" office:value-type="float" office:value="12750" calcext:value-type="float">
            <text:p>12750</text:p>
          </table:table-cell>
          <table:table-cell/>
          <table:table-cell table:formula="of:=SUM([.B10:.D10])" office:value-type="float" office:value="1999.970773" calcext:value-type="float">
            <text:p>1999.9707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10.q</text:p>
          </table:table-cell>
          <table:table-cell table:style-name="ce3" office:value-type="float" office:value="82.867564" calcext:value-type="float">
            <text:p>82.867564</text:p>
          </table:table-cell>
          <table:table-cell table:style-name="ce3" office:value-type="float" office:value="4786.589875" calcext:value-type="float">
            <text:p>4786.589875</text:p>
          </table:table-cell>
          <table:table-cell table:style-name="ce3" office:value-type="float" office:value="54.972687" calcext:value-type="float">
            <text:p>54.972687</text:p>
          </table:table-cell>
          <table:table-cell table:style-name="ce3" office:value-type="float" office:value="79512" calcext:value-type="float">
            <text:p>79512</text:p>
          </table:table-cell>
          <table:table-cell/>
          <table:table-cell table:formula="of:=SUM([.B11:.D11])" office:value-type="float" office:value="4924.430126" calcext:value-type="float">
            <text:p>4924.4301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11.q</text:p>
          </table:table-cell>
          <table:table-cell table:style-name="ce3" office:value-type="float" office:value="72.384797" calcext:value-type="float">
            <text:p>72.384797</text:p>
          </table:table-cell>
          <table:table-cell table:style-name="ce3" office:value-type="float" office:value="29676.101316" calcext:value-type="float">
            <text:p>29676.101316</text:p>
          </table:table-cell>
          <table:table-cell table:style-name="ce3" office:value-type="float" office:value="483.588873" calcext:value-type="float">
            <text:p>483.588873</text:p>
          </table:table-cell>
          <table:table-cell table:style-name="ce3" office:value-type="float" office:value="418056" calcext:value-type="float">
            <text:p>418056</text:p>
          </table:table-cell>
          <table:table-cell/>
          <table:table-cell table:formula="of:=SUM([.B12:.D12])" office:value-type="float" office:value="30232.074986" calcext:value-type="float">
            <text:p>30232.0749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12.q</text:p>
          </table:table-cell>
          <table:table-cell table:style-name="ce3" office:value-type="float" office:value="227.001562" calcext:value-type="float">
            <text:p>227.001562</text:p>
          </table:table-cell>
          <table:table-cell table:style-name="ce3" office:value-type="float" office:value="36335.927064" calcext:value-type="float">
            <text:p>36335.927064</text:p>
          </table:table-cell>
          <table:table-cell table:style-name="ce3" office:value-type="float" office:value="1382.19594" calcext:value-type="float">
            <text:p>1382.19594</text:p>
          </table:table-cell>
          <table:table-cell table:style-name="ce3" office:value-type="float" office:value="838430" calcext:value-type="float">
            <text:p>838430</text:p>
          </table:table-cell>
          <table:table-cell/>
          <table:table-cell table:formula="of:=SUM([.B13:.D13])" office:value-type="float" office:value="37945.124566" calcext:value-type="float">
            <text:p>37945.1245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22.q</text:p>
          </table:table-cell>
          <table:table-cell table:style-name="ce3" office:value-type="float" office:value="9.0612" calcext:value-type="float">
            <text:p>9.0612</text:p>
          </table:table-cell>
          <table:table-cell table:style-name="ce3" office:value-type="float" office:value="316.98905" calcext:value-type="float">
            <text:p>316.98905</text:p>
          </table:table-cell>
          <table:table-cell table:style-name="ce3" office:value-type="float" office:value="3816.060159" calcext:value-type="float">
            <text:p>3816.060159</text:p>
          </table:table-cell>
          <table:table-cell table:style-name="ce3" office:value-type="float" office:value="1113200" calcext:value-type="float">
            <text:p>1113200</text:p>
          </table:table-cell>
          <table:table-cell/>
          <table:table-cell table:formula="of:=SUM([.B14:.D14])" office:value-type="float" office:value="4142.110409" calcext:value-type="float">
            <text:p>4142.1104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23.q</text:p>
          </table:table-cell>
          <table:table-cell table:style-name="ce3" office:value-type="float" office:value="5.858344" calcext:value-type="float">
            <text:p>5.858344</text:p>
          </table:table-cell>
          <table:table-cell table:style-name="ce3" office:value-type="float" office:value="758.60957" calcext:value-type="float">
            <text:p>758.60957</text:p>
          </table:table-cell>
          <table:table-cell table:style-name="ce3" office:value-type="float" office:value="3147.861586" calcext:value-type="float">
            <text:p>3147.861586</text:p>
          </table:table-cell>
          <table:table-cell table:style-name="ce3" office:value-type="float" office:value="763400" calcext:value-type="float">
            <text:p>763400</text:p>
          </table:table-cell>
          <table:table-cell/>
          <table:table-cell table:formula="of:=SUM([.B15:.D15])" office:value-type="float" office:value="3912.3295" calcext:value-type="float">
            <text:p>3912.32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24.q</text:p>
          </table:table-cell>
          <table:table-cell table:style-name="ce3" office:value-type="float" office:value="5.61311" calcext:value-type="float">
            <text:p>5.61311</text:p>
          </table:table-cell>
          <table:table-cell table:style-name="ce3" office:value-type="float" office:value="1061.946485" calcext:value-type="float">
            <text:p>1061.946485</text:p>
          </table:table-cell>
          <table:table-cell table:style-name="ce3" office:value-type="float" office:value="301.051229" calcext:value-type="float">
            <text:p>301.051229</text:p>
          </table:table-cell>
          <table:table-cell table:style-name="ce3" office:value-type="float" office:value="147400" calcext:value-type="float">
            <text:p>147400</text:p>
          </table:table-cell>
          <table:table-cell/>
          <table:table-cell table:formula="of:=SUM([.B16:.D16])" office:value-type="float" office:value="1368.610824" calcext:value-type="float">
            <text:p>1368.6108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25.q</text:p>
          </table:table-cell>
          <table:table-cell table:style-name="ce3" office:value-type="float" office:value="2.770181" calcext:value-type="float">
            <text:p>2.770181</text:p>
          </table:table-cell>
          <table:table-cell table:style-name="ce3" office:value-type="float" office:value="12.228964" calcext:value-type="float">
            <text:p>12.228964</text:p>
          </table:table-cell>
          <table:table-cell table:style-name="ce3" office:value-type="float" office:value="6632.008165" calcext:value-type="float">
            <text:p>6632.008165</text:p>
          </table:table-cell>
          <table:table-cell table:style-name="ce3" office:value-type="float" office:value="1725400" calcext:value-type="float">
            <text:p>1725400</text:p>
          </table:table-cell>
          <table:table-cell/>
          <table:table-cell table:formula="of:=SUM([.B17:.D17])" office:value-type="float" office:value="6647.00731" calcext:value-type="float">
            <text:p>6647.007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28.q</text:p>
          </table:table-cell>
          <table:table-cell table:style-name="ce3" office:value-type="float" office:value="23.582919" calcext:value-type="float">
            <text:p>23.582919</text:p>
          </table:table-cell>
          <table:table-cell table:style-name="ce3" office:value-type="float" office:value="6648.046681" calcext:value-type="float">
            <text:p>6648.046681</text:p>
          </table:table-cell>
          <table:table-cell table:style-name="ce3" office:value-type="float" office:value="18894.134593" calcext:value-type="float">
            <text:p>18894.134593</text:p>
          </table:table-cell>
          <table:table-cell table:style-name="ce3" office:value-type="float" office:value="2141968" calcext:value-type="float">
            <text:p>2141968</text:p>
          </table:table-cell>
          <table:table-cell/>
          <table:table-cell table:formula="of:=SUM([.B18:.D18])" office:value-type="float" office:value="25565.764193" calcext:value-type="float">
            <text:p>25565.7641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29.q</text:p>
          </table:table-cell>
          <table:table-cell table:style-name="ce3" office:value-type="float" office:value="77.493693" calcext:value-type="float">
            <text:p>77.493693</text:p>
          </table:table-cell>
          <table:table-cell table:style-name="ce3" office:value-type="float" office:value="52139.517901" calcext:value-type="float">
            <text:p>52139.517901</text:p>
          </table:table-cell>
          <table:table-cell table:style-name="ce3" office:value-type="float" office:value="2977.00022" calcext:value-type="float">
            <text:p>2977.00022</text:p>
          </table:table-cell>
          <table:table-cell table:style-name="ce3" office:value-type="float" office:value="419834" calcext:value-type="float">
            <text:p>419834</text:p>
          </table:table-cell>
          <table:table-cell/>
          <table:table-cell table:formula="of:=SUM([.B19:.D19])" office:value-type="float" office:value="55194.011814" calcext:value-type="float">
            <text:p>55194.0118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30.q</text:p>
          </table:table-cell>
          <table:table-cell table:style-name="ce3" office:value-type="float" office:value="181.348881" calcext:value-type="float">
            <text:p>181.348881</text:p>
          </table:table-cell>
          <table:table-cell table:style-name="ce3" office:value-type="float" office:value="63149.481878" calcext:value-type="float">
            <text:p>63149.481878</text:p>
          </table:table-cell>
          <table:table-cell table:style-name="ce3" office:value-type="float" office:value="36266.303509" calcext:value-type="float">
            <text:p>36266.303509</text:p>
          </table:table-cell>
          <table:table-cell table:style-name="ce3" office:value-type="float" office:value="705984" calcext:value-type="float">
            <text:p>705984</text:p>
          </table:table-cell>
          <table:table-cell/>
          <table:table-cell table:formula="of:=SUM([.B20:.D20])" office:value-type="float" office:value="99597.134268" calcext:value-type="float">
            <text:p>99597.1342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LithoStratParent.q</text:p>
          </table:table-cell>
          <table:table-cell table:style-name="ce3" office:value-type="float" office:value="5.418313" calcext:value-type="float">
            <text:p>5.418313</text:p>
          </table:table-cell>
          <table:table-cell table:style-name="ce3" office:value-type="float" office:value="6250.0957" calcext:value-type="float">
            <text:p>6250.0957</text:p>
          </table:table-cell>
          <table:table-cell table:style-name="ce3" office:value-type="float" office:value="23534.648115" calcext:value-type="float">
            <text:p>23534.648115</text:p>
          </table:table-cell>
          <table:table-cell table:style-name="ce3" office:value-type="float" office:value="2979400" calcext:value-type="float">
            <text:p>2979400</text:p>
          </table:table-cell>
          <table:table-cell/>
          <table:table-cell table:formula="of:=SUM([.B21:.D21])" office:value-type="float" office:value="29790.162128" calcext:value-type="float">
            <text:p>29790.1621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Quadrant.q</text:p>
          </table:table-cell>
          <table:table-cell table:style-name="ce3" office:value-type="float" office:value="10.122132" calcext:value-type="float">
            <text:p>10.122132</text:p>
          </table:table-cell>
          <table:table-cell table:style-name="ce3" office:value-type="float" office:value="3733.681113" calcext:value-type="float">
            <text:p>3733.681113</text:p>
          </table:table-cell>
          <table:table-cell table:style-name="ce3" office:value-type="float" office:value="16.991521" calcext:value-type="float">
            <text:p>16.991521</text:p>
          </table:table-cell>
          <table:table-cell table:style-name="ce3" office:value-type="float" office:value="8000" calcext:value-type="float">
            <text:p>8000</text:p>
          </table:table-cell>
          <table:table-cell/>
          <table:table-cell table:formula="of:=SUM([.B22:.D22])" office:value-type="float" office:value="3760.794766" calcext:value-type="float">
            <text:p>3760.7947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Stratum.q</text:p>
          </table:table-cell>
          <table:table-cell table:style-name="ce3" office:value-type="float" office:value="40.729916" calcext:value-type="float">
            <text:p>40.729916</text:p>
          </table:table-cell>
          <table:table-cell table:style-name="ce3" office:value-type="float" office:value="7508.085496" calcext:value-type="float">
            <text:p>7508.085496</text:p>
          </table:table-cell>
          <table:table-cell table:style-name="ce3" office:value-type="float" office:value="27311.753443" calcext:value-type="float">
            <text:p>27311.753443</text:p>
          </table:table-cell>
          <table:table-cell table:style-name="ce3" office:value-type="float" office:value="148037" calcext:value-type="float">
            <text:p>148037</text:p>
          </table:table-cell>
          <table:table-cell/>
          <table:table-cell table:formula="of:=SUM([.B23:.D23])" office:value-type="float" office:value="34860.568855" calcext:value-type="float">
            <text:p>34860.5688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AllOpt/Wellbore.q</text:p>
          </table:table-cell>
          <table:table-cell table:style-name="ce3" office:value-type="float" office:value="18.601791" calcext:value-type="float">
            <text:p>18.601791</text:p>
          </table:table-cell>
          <table:table-cell table:style-name="ce3" office:value-type="float" office:value="6186.455865" calcext:value-type="float">
            <text:p>6186.455865</text:p>
          </table:table-cell>
          <table:table-cell table:style-name="ce3" office:value-type="float" office:value="1915.075942" calcext:value-type="float">
            <text:p>1915.075942</text:p>
          </table:table-cell>
          <table:table-cell table:style-name="ce3" office:value-type="float" office:value="486000" calcext:value-type="float">
            <text:p>486000</text:p>
          </table:table-cell>
          <table:table-cell/>
          <table:table-cell table:formula="of:=SUM([.B24:.D24])" office:value-type="float" office:value="8120.133598" calcext:value-type="float">
            <text:p>8120.13359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formula="of:=SUM([.C2:.C24])" office:value-type="string" office:string-value="245995.1979" calcext:value-type="string">
            <text:p>245995.1979</text:p>
          </table:table-cell>
          <table:table-cell table:number-columns-repeated="3"/>
          <table:table-cell table:formula="of:=SUM([.G2:.G24])" office:value-type="string" office:string-value="380987.027" calcext:value-type="string">
            <text:p>380987.027</text:p>
          </table:table-cell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b2NpdDEOnly" table:style-name="ta5">
        <table:table-column table:style-name="co3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01.q</text:p>
          </table:table-cell>
          <table:table-cell table:style-name="ce3" office:value-type="float" office:value="156.391418" calcext:value-type="float">
            <text:p>156.391418</text:p>
          </table:table-cell>
          <table:table-cell table:style-name="ce3" office:value-type="float" office:value="5085.139716" calcext:value-type="float">
            <text:p>5085.139716</text:p>
          </table:table-cell>
          <table:table-cell table:style-name="ce3" office:value-type="float" office:value="2779.120432" calcext:value-type="float">
            <text:p>2779.120432</text:p>
          </table:table-cell>
          <table:table-cell table:style-name="ce3" office:value-type="float" office:value="1627744" calcext:value-type="float">
            <text:p>1627744</text:p>
          </table:table-cell>
          <table:table-cell/>
          <table:table-cell table:formula="of:=SUM([.B2:.D2])" office:value-type="float" office:value="8020.651566" calcext:value-type="float">
            <text:p>8020.6515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02.q</text:p>
          </table:table-cell>
          <table:table-cell table:style-name="ce3" office:value-type="float" office:value="18.504676" calcext:value-type="float">
            <text:p>18.504676</text:p>
          </table:table-cell>
          <table:table-cell table:style-name="ce3" office:value-type="float" office:value="736.366354" calcext:value-type="float">
            <text:p>736.366354</text:p>
          </table:table-cell>
          <table:table-cell table:style-name="ce3" office:value-type="float" office:value="145.886134" calcext:value-type="float">
            <text:p>145.886134</text:p>
          </table:table-cell>
          <table:table-cell table:style-name="ce3" office:value-type="float" office:value="172751" calcext:value-type="float">
            <text:p>172751</text:p>
          </table:table-cell>
          <table:table-cell/>
          <table:table-cell table:formula="of:=SUM([.B3:.D3])" office:value-type="float" office:value="900.757164" calcext:value-type="float">
            <text:p>900.7571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03.q</text:p>
          </table:table-cell>
          <table:table-cell table:style-name="ce3" office:value-type="float" office:value="10.25179" calcext:value-type="float">
            <text:p>10.25179</text:p>
          </table:table-cell>
          <table:table-cell table:style-name="ce3" office:value-type="float" office:value="161.101673" calcext:value-type="float">
            <text:p>161.101673</text:p>
          </table:table-cell>
          <table:table-cell table:style-name="ce3" office:value-type="float" office:value="102.984343" calcext:value-type="float">
            <text:p>102.984343</text:p>
          </table:table-cell>
          <table:table-cell table:style-name="ce3" office:value-type="float" office:value="83737" calcext:value-type="float">
            <text:p>83737</text:p>
          </table:table-cell>
          <table:table-cell/>
          <table:table-cell table:formula="of:=SUM([.B4:.D4])" office:value-type="float" office:value="274.337806" calcext:value-type="float">
            <text:p>274.3378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04.q</text:p>
          </table:table-cell>
          <table:table-cell table:style-name="ce3" office:value-type="float" office:value="10.358701" calcext:value-type="float">
            <text:p>10.358701</text:p>
          </table:table-cell>
          <table:table-cell table:style-name="ce3" office:value-type="float" office:value="1492.283125" calcext:value-type="float">
            <text:p>1492.283125</text:p>
          </table:table-cell>
          <table:table-cell table:style-name="ce3" office:value-type="float" office:value="2467.784104" calcext:value-type="float">
            <text:p>2467.784104</text:p>
          </table:table-cell>
          <table:table-cell table:style-name="ce3" office:value-type="float" office:value="1627744" calcext:value-type="float">
            <text:p>1627744</text:p>
          </table:table-cell>
          <table:table-cell/>
          <table:table-cell table:formula="of:=SUM([.B5:.D5])" office:value-type="float" office:value="3970.42593" calcext:value-type="float">
            <text:p>3970.425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05.q</text:p>
          </table:table-cell>
          <table:table-cell table:style-name="ce3" office:value-type="float" office:value="7.138772" calcext:value-type="float">
            <text:p>7.138772</text:p>
          </table:table-cell>
          <table:table-cell table:style-name="ce3" office:value-type="float" office:value="54.132855" calcext:value-type="float">
            <text:p>54.132855</text:p>
          </table:table-cell>
          <table:table-cell table:style-name="ce3" office:value-type="float" office:value="0.380424" calcext:value-type="float">
            <text:p>0.380424</text:p>
          </table:table-cell>
          <table:table-cell table:style-name="ce3" office:value-type="float" office:value="193" calcext:value-type="float">
            <text:p>193</text:p>
          </table:table-cell>
          <table:table-cell/>
          <table:table-cell table:formula="of:=SUM([.B6:.D6])" office:value-type="float" office:value="61.652051" calcext:value-type="float">
            <text:p>61.6520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06.q</text:p>
          </table:table-cell>
          <table:table-cell table:style-name="ce3" office:value-type="float" office:value="193.035867" calcext:value-type="float">
            <text:p>193.035867</text:p>
          </table:table-cell>
          <table:table-cell table:style-name="ce3" office:value-type="float" office:value="618261.985201" calcext:value-type="float">
            <text:p>618261.985201</text:p>
          </table:table-cell>
          <table:table-cell table:style-name="ce3" office:value-type="float" office:value="2200.091621" calcext:value-type="float">
            <text:p>2200.091621</text:p>
          </table:table-cell>
          <table:table-cell table:style-name="ce3" office:value-type="float" office:value="1231564" calcext:value-type="float">
            <text:p>1231564</text:p>
          </table:table-cell>
          <table:table-cell/>
          <table:table-cell table:formula="of:=SUM([.B7:.D7])" office:value-type="float" office:value="620655.112689" calcext:value-type="float">
            <text:p>620655.11268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07.q</text:p>
          </table:table-cell>
          <table:table-cell table:style-name="ce3" office:value-type="float" office:value="18.011346" calcext:value-type="float">
            <text:p>18.011346</text:p>
          </table:table-cell>
          <table:table-cell table:style-name="ce3" office:value-type="float" office:value="1173.46217" calcext:value-type="float">
            <text:p>1173.46217</text:p>
          </table:table-cell>
          <table:table-cell table:style-name="ce3" office:value-type="float" office:value="0.360784" calcext:value-type="float">
            <text:p>0.360784</text:p>
          </table:table-cell>
          <table:table-cell table:style-name="ce3" office:value-type="float" office:value="180" calcext:value-type="float">
            <text:p>180</text:p>
          </table:table-cell>
          <table:table-cell/>
          <table:table-cell table:formula="of:=SUM([.B8:.D8])" office:value-type="float" office:value="1191.8343" calcext:value-type="float">
            <text:p>1191.83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08.q</text:p>
          </table:table-cell>
          <table:table-cell table:style-name="ce3" office:value-type="float" office:value="5.090286" calcext:value-type="float">
            <text:p>5.090286</text:p>
          </table:table-cell>
          <table:table-cell table:style-name="ce3" office:value-type="float" office:value="401.580753" calcext:value-type="float">
            <text:p>401.580753</text:p>
          </table:table-cell>
          <table:table-cell table:style-name="ce3" office:value-type="float" office:value="5.659676" calcext:value-type="float">
            <text:p>5.659676</text:p>
          </table:table-cell>
          <table:table-cell table:style-name="ce3" office:value-type="float" office:value="5974" calcext:value-type="float">
            <text:p>5974</text:p>
          </table:table-cell>
          <table:table-cell/>
          <table:table-cell table:formula="of:=SUM([.B9:.D9])" office:value-type="float" office:value="412.330715" calcext:value-type="float">
            <text:p>412.3307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09.q</text:p>
          </table:table-cell>
          <table:table-cell table:style-name="ce3" office:value-type="float" office:value="111.506289" calcext:value-type="float">
            <text:p>111.506289</text:p>
          </table:table-cell>
          <table:table-cell table:style-name="ce3" office:value-type="float" office:value="2723.109014" calcext:value-type="float">
            <text:p>2723.109014</text:p>
          </table:table-cell>
          <table:table-cell table:style-name="ce3" office:value-type="float" office:value="14.612276" calcext:value-type="float">
            <text:p>14.612276</text:p>
          </table:table-cell>
          <table:table-cell table:style-name="ce3" office:value-type="float" office:value="12750" calcext:value-type="float">
            <text:p>12750</text:p>
          </table:table-cell>
          <table:table-cell/>
          <table:table-cell table:formula="of:=SUM([.B10:.D10])" office:value-type="float" office:value="2849.227579" calcext:value-type="float">
            <text:p>2849.22757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10.q</text:p>
          </table:table-cell>
          <table:table-cell table:style-name="ce3" office:value-type="float" office:value="92.420043" calcext:value-type="float">
            <text:p>92.420043</text:p>
          </table:table-cell>
          <table:table-cell table:style-name="ce3" office:value-type="float" office:value="12320.885462" calcext:value-type="float">
            <text:p>12320.885462</text:p>
          </table:table-cell>
          <table:table-cell table:style-name="ce3" office:value-type="float" office:value="58.470893" calcext:value-type="float">
            <text:p>58.470893</text:p>
          </table:table-cell>
          <table:table-cell table:style-name="ce3" office:value-type="float" office:value="79512" calcext:value-type="float">
            <text:p>79512</text:p>
          </table:table-cell>
          <table:table-cell/>
          <table:table-cell table:formula="of:=SUM([.B11:.D11])" office:value-type="float" office:value="12471.776398" calcext:value-type="float">
            <text:p>12471.7763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11.q</text:p>
          </table:table-cell>
          <table:table-cell table:style-name="ce3" office:value-type="float" office:value="66.662742" calcext:value-type="float">
            <text:p>66.662742</text:p>
          </table:table-cell>
          <table:table-cell table:style-name="ce3" office:value-type="float" office:value="32171.133767" calcext:value-type="float">
            <text:p>32171.133767</text:p>
          </table:table-cell>
          <table:table-cell table:style-name="ce3" office:value-type="float" office:value="862.084961" calcext:value-type="float">
            <text:p>862.084961</text:p>
          </table:table-cell>
          <table:table-cell table:style-name="ce3" office:value-type="float" office:value="418056" calcext:value-type="float">
            <text:p>418056</text:p>
          </table:table-cell>
          <table:table-cell/>
          <table:table-cell table:formula="of:=SUM([.B12:.D12])" office:value-type="float" office:value="33099.88147" calcext:value-type="float">
            <text:p>33099.881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12.q</text:p>
          </table:table-cell>
          <table:table-cell table:style-name="ce3" office:value-type="float" office:value="120.848541" calcext:value-type="float">
            <text:p>120.848541</text:p>
          </table:table-cell>
          <table:table-cell table:style-name="ce3" office:value-type="float" office:value="59493.065648" calcext:value-type="float">
            <text:p>59493.065648</text:p>
          </table:table-cell>
          <table:table-cell table:style-name="ce3" office:value-type="float" office:value="1949.627129" calcext:value-type="float">
            <text:p>1949.627129</text:p>
          </table:table-cell>
          <table:table-cell table:style-name="ce3" office:value-type="float" office:value="838430" calcext:value-type="float">
            <text:p>838430</text:p>
          </table:table-cell>
          <table:table-cell/>
          <table:table-cell table:formula="of:=SUM([.B13:.D13])" office:value-type="float" office:value="61563.541318" calcext:value-type="float">
            <text:p>61563.5413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22.q</text:p>
          </table:table-cell>
          <table:table-cell table:style-name="ce3" office:value-type="float" office:value="8.062927" calcext:value-type="float">
            <text:p>8.062927</text:p>
          </table:table-cell>
          <table:table-cell table:style-name="ce3" office:value-type="float" office:value="6539.269114" calcext:value-type="float">
            <text:p>6539.269114</text:p>
          </table:table-cell>
          <table:table-cell table:style-name="ce3" office:value-type="float" office:value="1671.881413" calcext:value-type="float">
            <text:p>1671.881413</text:p>
          </table:table-cell>
          <table:table-cell table:style-name="ce3" office:value-type="float" office:value="1113200" calcext:value-type="float">
            <text:p>1113200</text:p>
          </table:table-cell>
          <table:table-cell/>
          <table:table-cell table:formula="of:=SUM([.B14:.D14])" office:value-type="float" office:value="8219.213454" calcext:value-type="float">
            <text:p>8219.2134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23.q</text:p>
          </table:table-cell>
          <table:table-cell table:style-name="ce3" office:value-type="float" office:value="3.864113" calcext:value-type="float">
            <text:p>3.864113</text:p>
          </table:table-cell>
          <table:table-cell table:style-name="ce3" office:value-type="float" office:value="9692.235343" calcext:value-type="float">
            <text:p>9692.235343</text:p>
          </table:table-cell>
          <table:table-cell table:style-name="ce3" office:value-type="float" office:value="1520.864913" calcext:value-type="float">
            <text:p>1520.864913</text:p>
          </table:table-cell>
          <table:table-cell table:style-name="ce3" office:value-type="float" office:value="763400" calcext:value-type="float">
            <text:p>763400</text:p>
          </table:table-cell>
          <table:table-cell/>
          <table:table-cell table:formula="of:=SUM([.B15:.D15])" office:value-type="float" office:value="11216.964369" calcext:value-type="float">
            <text:p>11216.9643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24.q</text:p>
          </table:table-cell>
          <table:table-cell table:style-name="ce3" office:value-type="float" office:value="3.681149" calcext:value-type="float">
            <text:p>3.681149</text:p>
          </table:table-cell>
          <table:table-cell table:style-name="ce3" office:value-type="float" office:value="6602.001472" calcext:value-type="float">
            <text:p>6602.001472</text:p>
          </table:table-cell>
          <table:table-cell table:style-name="ce3" office:value-type="float" office:value="397.436997" calcext:value-type="float">
            <text:p>397.436997</text:p>
          </table:table-cell>
          <table:table-cell table:style-name="ce3" office:value-type="float" office:value="147400" calcext:value-type="float">
            <text:p>147400</text:p>
          </table:table-cell>
          <table:table-cell/>
          <table:table-cell table:formula="of:=SUM([.B16:.D16])" office:value-type="float" office:value="7003.119618" calcext:value-type="float">
            <text:p>7003.1196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25.q</text:p>
          </table:table-cell>
          <table:table-cell table:style-name="ce3" office:value-type="float" office:value="3.423915" calcext:value-type="float">
            <text:p>3.423915</text:p>
          </table:table-cell>
          <table:table-cell table:style-name="ce3" office:value-type="float" office:value="6291.456764" calcext:value-type="float">
            <text:p>6291.456764</text:p>
          </table:table-cell>
          <table:table-cell table:style-name="ce3" office:value-type="float" office:value="2120.911176" calcext:value-type="float">
            <text:p>2120.911176</text:p>
          </table:table-cell>
          <table:table-cell table:style-name="ce3" office:value-type="float" office:value="1725400" calcext:value-type="float">
            <text:p>1725400</text:p>
          </table:table-cell>
          <table:table-cell/>
          <table:table-cell table:formula="of:=SUM([.B17:.D17])" office:value-type="float" office:value="8415.791855" calcext:value-type="float">
            <text:p>8415.7918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28.q</text:p>
          </table:table-cell>
          <table:table-cell table:style-name="ce3" office:value-type="float" office:value="30.181874" calcext:value-type="float">
            <text:p>30.181874</text:p>
          </table:table-cell>
          <table:table-cell table:style-name="ce3" office:value-type="float" office:value="45564.945366" calcext:value-type="float">
            <text:p>45564.945366</text:p>
          </table:table-cell>
          <table:table-cell table:style-name="ce3" office:value-type="float" office:value="5001.232322" calcext:value-type="float">
            <text:p>5001.232322</text:p>
          </table:table-cell>
          <table:table-cell table:style-name="ce3" office:value-type="float" office:value="2141968" calcext:value-type="float">
            <text:p>2141968</text:p>
          </table:table-cell>
          <table:table-cell/>
          <table:table-cell table:formula="of:=SUM([.B18:.D18])" office:value-type="float" office:value="50596.359562" calcext:value-type="float">
            <text:p>50596.3595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29.q</text:p>
          </table:table-cell>
          <table:table-cell table:style-name="ce3" office:value-type="float" office:value="102.540408" calcext:value-type="float">
            <text:p>102.540408</text:p>
          </table:table-cell>
          <table:table-cell table:style-name="ce3" office:value-type="float" office:value="527063.78748" calcext:value-type="float">
            <text:p>527063.78748</text:p>
          </table:table-cell>
          <table:table-cell table:style-name="ce3" office:value-type="float" office:value="2356.090512" calcext:value-type="float">
            <text:p>2356.090512</text:p>
          </table:table-cell>
          <table:table-cell table:style-name="ce3" office:value-type="float" office:value="419834" calcext:value-type="float">
            <text:p>419834</text:p>
          </table:table-cell>
          <table:table-cell/>
          <table:table-cell table:formula="of:=SUM([.B19:.D19])" office:value-type="float" office:value="529522.4184" calcext:value-type="float">
            <text:p>529522.41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30.q</text:p>
          </table:table-cell>
          <table:table-cell table:style-name="ce3" office:value-type="float" office:value="155.943851" calcext:value-type="float">
            <text:p>155.943851</text:p>
          </table:table-cell>
          <table:table-cell table:style-name="ce3" office:value-type="float" office:value="533846.735761" calcext:value-type="float">
            <text:p>533846.735761</text:p>
          </table:table-cell>
          <table:table-cell table:style-name="ce3" office:value-type="float" office:value="4046.866937" calcext:value-type="float">
            <text:p>4046.866937</text:p>
          </table:table-cell>
          <table:table-cell table:style-name="ce3" office:value-type="float" office:value="705984" calcext:value-type="float">
            <text:p>705984</text:p>
          </table:table-cell>
          <table:table-cell/>
          <table:table-cell table:formula="of:=SUM([.B20:.D20])" office:value-type="float" office:value="538049.546549" calcext:value-type="float">
            <text:p>538049.54654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LithoStratParent.q</text:p>
          </table:table-cell>
          <table:table-cell table:style-name="ce3" office:value-type="float" office:value="4.690603" calcext:value-type="float">
            <text:p>4.690603</text:p>
          </table:table-cell>
          <table:table-cell table:style-name="ce3" office:value-type="float" office:value="43247.111995" calcext:value-type="float">
            <text:p>43247.111995</text:p>
          </table:table-cell>
          <table:table-cell table:style-name="ce3" office:value-type="float" office:value="5905.47908" calcext:value-type="float">
            <text:p>5905.47908</text:p>
          </table:table-cell>
          <table:table-cell table:style-name="ce3" office:value-type="float" office:value="2979400" calcext:value-type="float">
            <text:p>2979400</text:p>
          </table:table-cell>
          <table:table-cell/>
          <table:table-cell table:formula="of:=SUM([.B21:.D21])" office:value-type="float" office:value="49157.281678" calcext:value-type="float">
            <text:p>49157.2816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Quadrant.q</text:p>
          </table:table-cell>
          <table:table-cell table:style-name="ce3" office:value-type="float" office:value="15.501676" calcext:value-type="float">
            <text:p>15.501676</text:p>
          </table:table-cell>
          <table:table-cell table:style-name="ce3" office:value-type="float" office:value="4285.995646" calcext:value-type="float">
            <text:p>4285.995646</text:p>
          </table:table-cell>
          <table:table-cell table:style-name="ce3" office:value-type="float" office:value="5.991338" calcext:value-type="float">
            <text:p>5.991338</text:p>
          </table:table-cell>
          <table:table-cell table:style-name="ce3" office:value-type="float" office:value="8000" calcext:value-type="float">
            <text:p>8000</text:p>
          </table:table-cell>
          <table:table-cell/>
          <table:table-cell table:formula="of:=SUM([.B22:.D22])" office:value-type="float" office:value="4307.48866" calcext:value-type="float">
            <text:p>4307.488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Stratum.q</text:p>
          </table:table-cell>
          <table:table-cell table:style-name="ce3" office:value-type="float" office:value="54.531361" calcext:value-type="float">
            <text:p>54.531361</text:p>
          </table:table-cell>
          <table:table-cell table:style-name="ce3" office:value-type="float" office:value="115507.317347" calcext:value-type="float">
            <text:p>115507.317347</text:p>
          </table:table-cell>
          <table:table-cell table:style-name="ce3" office:value-type="float" office:value="466.990838" calcext:value-type="float">
            <text:p>466.990838</text:p>
          </table:table-cell>
          <table:table-cell table:style-name="ce3" office:value-type="float" office:value="148037" calcext:value-type="float">
            <text:p>148037</text:p>
          </table:table-cell>
          <table:table-cell/>
          <table:table-cell table:formula="of:=SUM([.B23:.D23])" office:value-type="float" office:value="116028.839546" calcext:value-type="float">
            <text:p>116028.83954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DeOnly/Wellbore.q</text:p>
          </table:table-cell>
          <table:table-cell table:style-name="ce3" office:value-type="float" office:value="15.637862" calcext:value-type="float">
            <text:p>15.637862</text:p>
          </table:table-cell>
          <table:table-cell table:style-name="ce3" office:value-type="float" office:value="10102.755312" calcext:value-type="float">
            <text:p>10102.755312</text:p>
          </table:table-cell>
          <table:table-cell table:style-name="ce3" office:value-type="float" office:value="1077.118045" calcext:value-type="float">
            <text:p>1077.118045</text:p>
          </table:table-cell>
          <table:table-cell table:style-name="ce3" office:value-type="float" office:value="486000" calcext:value-type="float">
            <text:p>486000</text:p>
          </table:table-cell>
          <table:table-cell/>
          <table:table-cell table:formula="of:=SUM([.B24:.D24])" office:value-type="float" office:value="11195.511219" calcext:value-type="float">
            <text:p>11195.51121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formula="of:=SUM([.G2:.G24])" office:value-type="string" office:string-value="2079184.064" calcext:value-type="string">
            <text:p>2079184.064</text:p>
          </table:table-cell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b2NpdNoOpt" table:style-name="ta6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01.q</text:p>
          </table:table-cell>
          <table:table-cell table:style-name="ce3" office:value-type="float" office:value="90.319413" calcext:value-type="float">
            <text:p>90.319413</text:p>
          </table:table-cell>
          <table:table-cell table:style-name="ce3" office:value-type="float" office:value="5929.553899" calcext:value-type="float">
            <text:p>5929.553899</text:p>
          </table:table-cell>
          <table:table-cell table:style-name="ce3" office:value-type="float" office:value="2732.869715" calcext:value-type="float">
            <text:p>2732.869715</text:p>
          </table:table-cell>
          <table:table-cell table:style-name="ce3" office:value-type="float" office:value="1627744" calcext:value-type="float">
            <text:p>1627744</text:p>
          </table:table-cell>
          <table:table-cell/>
          <table:table-cell table:formula="of:=SUM([.B2:.D2])" office:value-type="float" office:value="8752.743027" calcext:value-type="float">
            <text:p>8752.7430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02.q</text:p>
          </table:table-cell>
          <table:table-cell table:style-name="ce3" office:value-type="float" office:value="11.481811" calcext:value-type="float">
            <text:p>11.481811</text:p>
          </table:table-cell>
          <table:table-cell table:style-name="ce3" office:value-type="float" office:value="736.469561" calcext:value-type="float">
            <text:p>736.469561</text:p>
          </table:table-cell>
          <table:table-cell table:style-name="ce3" office:value-type="float" office:value="247.998139" calcext:value-type="float">
            <text:p>247.998139</text:p>
          </table:table-cell>
          <table:table-cell table:style-name="ce3" office:value-type="float" office:value="172751" calcext:value-type="float">
            <text:p>172751</text:p>
          </table:table-cell>
          <table:table-cell/>
          <table:table-cell table:formula="of:=SUM([.B3:.D3])" office:value-type="float" office:value="995.949511" calcext:value-type="float">
            <text:p>995.9495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03.q</text:p>
          </table:table-cell>
          <table:table-cell table:style-name="ce3" office:value-type="float" office:value="6.325668" calcext:value-type="float">
            <text:p>6.325668</text:p>
          </table:table-cell>
          <table:table-cell table:style-name="ce3" office:value-type="float" office:value="161.381165" calcext:value-type="float">
            <text:p>161.381165</text:p>
          </table:table-cell>
          <table:table-cell table:style-name="ce3" office:value-type="float" office:value="117.016734" calcext:value-type="float">
            <text:p>117.016734</text:p>
          </table:table-cell>
          <table:table-cell table:style-name="ce3" office:value-type="float" office:value="83737" calcext:value-type="float">
            <text:p>83737</text:p>
          </table:table-cell>
          <table:table-cell/>
          <table:table-cell table:formula="of:=SUM([.B4:.D4])" office:value-type="float" office:value="284.723567" calcext:value-type="float">
            <text:p>284.7235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04.q</text:p>
          </table:table-cell>
          <table:table-cell table:style-name="ce3" office:value-type="float" office:value="9.655518" calcext:value-type="float">
            <text:p>9.655518</text:p>
          </table:table-cell>
          <table:table-cell table:style-name="ce3" office:value-type="float" office:value="2656.945762" calcext:value-type="float">
            <text:p>2656.945762</text:p>
          </table:table-cell>
          <table:table-cell table:style-name="ce3" office:value-type="float" office:value="2240.093429" calcext:value-type="float">
            <text:p>2240.093429</text:p>
          </table:table-cell>
          <table:table-cell table:style-name="ce3" office:value-type="float" office:value="1627744" calcext:value-type="float">
            <text:p>1627744</text:p>
          </table:table-cell>
          <table:table-cell/>
          <table:table-cell table:formula="of:=SUM([.B5:.D5])" office:value-type="float" office:value="4906.694709" calcext:value-type="float">
            <text:p>4906.6947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05.q</text:p>
          </table:table-cell>
          <table:table-cell table:style-name="ce3" office:value-type="float" office:value="6.773017" calcext:value-type="float">
            <text:p>6.773017</text:p>
          </table:table-cell>
          <table:table-cell table:style-name="ce3" office:value-type="float" office:value="66.868724" calcext:value-type="float">
            <text:p>66.868724</text:p>
          </table:table-cell>
          <table:table-cell table:style-name="ce3" office:value-type="float" office:value="0.359566" calcext:value-type="float">
            <text:p>0.359566</text:p>
          </table:table-cell>
          <table:table-cell table:style-name="ce3" office:value-type="float" office:value="193" calcext:value-type="float">
            <text:p>193</text:p>
          </table:table-cell>
          <table:table-cell/>
          <table:table-cell table:formula="of:=SUM([.B6:.D6])" office:value-type="float" office:value="74.001307" calcext:value-type="float">
            <text:p>74.00130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06.q</text:p>
          </table:table-cell>
          <table:table-cell table:style-name="ce3" office:value-type="float" office:value="211.952386" calcext:value-type="float">
            <text:p>211.952386</text:p>
          </table:table-cell>
          <table:table-cell table:style-name="ce2" office:value-type="float" office:value="601545.161517" calcext:value-type="float">
            <text:p>601545.161517</text:p>
          </table:table-cell>
          <table:table-cell table:style-name="ce3" office:value-type="float" office:value="2149.445115" calcext:value-type="float">
            <text:p>2149.445115</text:p>
          </table:table-cell>
          <table:table-cell table:style-name="ce3" office:value-type="float" office:value="1231564" calcext:value-type="float">
            <text:p>1231564</text:p>
          </table:table-cell>
          <table:table-cell/>
          <table:table-cell table:formula="of:=SUM([.B7:.D7])" office:value-type="float" office:value="603906.559018" calcext:value-type="float">
            <text:p>603906.5590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07.q</text:p>
          </table:table-cell>
          <table:table-cell table:style-name="ce3" office:value-type="float" office:value="11.322141" calcext:value-type="float">
            <text:p>11.322141</text:p>
          </table:table-cell>
          <table:table-cell table:style-name="ce3" office:value-type="float" office:value="2972.25187" calcext:value-type="float">
            <text:p>2972.25187</text:p>
          </table:table-cell>
          <table:table-cell table:style-name="ce3" office:value-type="float" office:value="0.28313" calcext:value-type="float">
            <text:p>0.28313</text:p>
          </table:table-cell>
          <table:table-cell table:style-name="ce3" office:value-type="float" office:value="180" calcext:value-type="float">
            <text:p>180</text:p>
          </table:table-cell>
          <table:table-cell/>
          <table:table-cell table:formula="of:=SUM([.B8:.D8])" office:value-type="float" office:value="2983.857141" calcext:value-type="float">
            <text:p>2983.8571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08.q</text:p>
          </table:table-cell>
          <table:table-cell table:style-name="ce3" office:value-type="float" office:value="5.363451" calcext:value-type="float">
            <text:p>5.363451</text:p>
          </table:table-cell>
          <table:table-cell table:style-name="ce3" office:value-type="float" office:value="219.55904" calcext:value-type="float">
            <text:p>219.55904</text:p>
          </table:table-cell>
          <table:table-cell table:style-name="ce3" office:value-type="float" office:value="7.197914" calcext:value-type="float">
            <text:p>7.197914</text:p>
          </table:table-cell>
          <table:table-cell table:style-name="ce3" office:value-type="float" office:value="5974" calcext:value-type="float">
            <text:p>5974</text:p>
          </table:table-cell>
          <table:table-cell/>
          <table:table-cell table:formula="of:=SUM([.B9:.D9])" office:value-type="float" office:value="232.120405" calcext:value-type="float">
            <text:p>232.1204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09.q</text:p>
          </table:table-cell>
          <table:table-cell table:style-name="ce3" office:value-type="float" office:value="62.734685" calcext:value-type="float">
            <text:p>62.734685</text:p>
          </table:table-cell>
          <table:table-cell table:style-name="ce3" office:value-type="float" office:value="3584.585759" calcext:value-type="float">
            <text:p>3584.585759</text:p>
          </table:table-cell>
          <table:table-cell table:style-name="ce3" office:value-type="float" office:value="11.64162" calcext:value-type="float">
            <text:p>11.64162</text:p>
          </table:table-cell>
          <table:table-cell table:style-name="ce3" office:value-type="float" office:value="12750" calcext:value-type="float">
            <text:p>12750</text:p>
          </table:table-cell>
          <table:table-cell/>
          <table:table-cell table:formula="of:=SUM([.B10:.D10])" office:value-type="float" office:value="3658.962064" calcext:value-type="float">
            <text:p>3658.9620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10.q</text:p>
          </table:table-cell>
          <table:table-cell table:style-name="ce3" office:value-type="float" office:value="30.222829" calcext:value-type="float">
            <text:p>30.222829</text:p>
          </table:table-cell>
          <table:table-cell table:style-name="ce3" office:value-type="float" office:value="29438.064458" calcext:value-type="float">
            <text:p>29438.064458</text:p>
          </table:table-cell>
          <table:table-cell table:style-name="ce3" office:value-type="float" office:value="118.697581" calcext:value-type="float">
            <text:p>118.697581</text:p>
          </table:table-cell>
          <table:table-cell table:style-name="ce3" office:value-type="float" office:value="79512" calcext:value-type="float">
            <text:p>79512</text:p>
          </table:table-cell>
          <table:table-cell/>
          <table:table-cell table:formula="of:=SUM([.B11:.D11])" office:value-type="float" office:value="29586.984868" calcext:value-type="float">
            <text:p>29586.9848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11.q</text:p>
          </table:table-cell>
          <table:table-cell table:style-name="ce3" office:value-type="float" office:value="34.842826" calcext:value-type="float">
            <text:p>34.842826</text:p>
          </table:table-cell>
          <table:table-cell table:style-name="ce3" office:value-type="float" office:value="181828.98024" calcext:value-type="float">
            <text:p>181828.98024</text:p>
          </table:table-cell>
          <table:table-cell table:style-name="ce3" office:value-type="float" office:value="693.855324" calcext:value-type="float">
            <text:p>693.855324</text:p>
          </table:table-cell>
          <table:table-cell table:style-name="ce3" office:value-type="float" office:value="418056" calcext:value-type="float">
            <text:p>418056</text:p>
          </table:table-cell>
          <table:table-cell/>
          <table:table-cell table:formula="of:=SUM([.B12:.D12])" office:value-type="float" office:value="182557.67839" calcext:value-type="float">
            <text:p>182557.6783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12.q</text:p>
          </table:table-cell>
          <table:table-cell table:style-name="ce3" office:value-type="float" office:value="151.815241" calcext:value-type="float">
            <text:p>151.815241</text:p>
          </table:table-cell>
          <table:table-cell table:style-name="ce3" office:value-type="float" office:value="427250.007299" calcext:value-type="float">
            <text:p>427250.007299</text:p>
          </table:table-cell>
          <table:table-cell table:style-name="ce3" office:value-type="float" office:value="1429.495474" calcext:value-type="float">
            <text:p>1429.495474</text:p>
          </table:table-cell>
          <table:table-cell table:style-name="ce3" office:value-type="float" office:value="838430" calcext:value-type="float">
            <text:p>838430</text:p>
          </table:table-cell>
          <table:table-cell/>
          <table:table-cell table:formula="of:=SUM([.B13:.D13])" office:value-type="float" office:value="428831.318014" calcext:value-type="float">
            <text:p>428831.3180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22.q</text:p>
          </table:table-cell>
          <table:table-cell table:style-name="ce3" office:value-type="float" office:value="5.557393" calcext:value-type="float">
            <text:p>5.557393</text:p>
          </table:table-cell>
          <table:table-cell table:style-name="ce3" office:value-type="float" office:value="6688.103793" calcext:value-type="float">
            <text:p>6688.103793</text:p>
          </table:table-cell>
          <table:table-cell table:style-name="ce3" office:value-type="float" office:value="1877.097419" calcext:value-type="float">
            <text:p>1877.097419</text:p>
          </table:table-cell>
          <table:table-cell table:style-name="ce3" office:value-type="float" office:value="1113200" calcext:value-type="float">
            <text:p>1113200</text:p>
          </table:table-cell>
          <table:table-cell/>
          <table:table-cell table:formula="of:=SUM([.B14:.D14])" office:value-type="float" office:value="8570.758605" calcext:value-type="float">
            <text:p>8570.7586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23.q</text:p>
          </table:table-cell>
          <table:table-cell table:style-name="ce3" office:value-type="float" office:value="2.623194" calcext:value-type="float">
            <text:p>2.623194</text:p>
          </table:table-cell>
          <table:table-cell table:style-name="ce3" office:value-type="float" office:value="9536.199134" calcext:value-type="float">
            <text:p>9536.199134</text:p>
          </table:table-cell>
          <table:table-cell table:style-name="ce3" office:value-type="float" office:value="1578.735607" calcext:value-type="float">
            <text:p>1578.735607</text:p>
          </table:table-cell>
          <table:table-cell table:style-name="ce3" office:value-type="float" office:value="763400" calcext:value-type="float">
            <text:p>763400</text:p>
          </table:table-cell>
          <table:table-cell/>
          <table:table-cell table:formula="of:=SUM([.B15:.D15])" office:value-type="float" office:value="11117.557935" calcext:value-type="float">
            <text:p>11117.5579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24.q</text:p>
          </table:table-cell>
          <table:table-cell table:style-name="ce3" office:value-type="float" office:value="4.28901" calcext:value-type="float">
            <text:p>4.28901</text:p>
          </table:table-cell>
          <table:table-cell table:style-name="ce3" office:value-type="float" office:value="6785.045818" calcext:value-type="float">
            <text:p>6785.045818</text:p>
          </table:table-cell>
          <table:table-cell table:style-name="ce3" office:value-type="float" office:value="425.983022" calcext:value-type="float">
            <text:p>425.983022</text:p>
          </table:table-cell>
          <table:table-cell table:style-name="ce3" office:value-type="float" office:value="147400" calcext:value-type="float">
            <text:p>147400</text:p>
          </table:table-cell>
          <table:table-cell/>
          <table:table-cell table:formula="of:=SUM([.B16:.D16])" office:value-type="float" office:value="7215.31785" calcext:value-type="float">
            <text:p>7215.317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25.q</text:p>
          </table:table-cell>
          <table:table-cell table:style-name="ce3" office:value-type="float" office:value="1.844875" calcext:value-type="float">
            <text:p>1.844875</text:p>
          </table:table-cell>
          <table:table-cell table:style-name="ce3" office:value-type="float" office:value="6177.600631" calcext:value-type="float">
            <text:p>6177.600631</text:p>
          </table:table-cell>
          <table:table-cell table:style-name="ce3" office:value-type="float" office:value="2117.586005" calcext:value-type="float">
            <text:p>2117.586005</text:p>
          </table:table-cell>
          <table:table-cell table:style-name="ce3" office:value-type="float" office:value="1725400" calcext:value-type="float">
            <text:p>1725400</text:p>
          </table:table-cell>
          <table:table-cell/>
          <table:table-cell table:formula="of:=SUM([.B17:.D17])" office:value-type="float" office:value="8297.031511" calcext:value-type="float">
            <text:p>8297.0315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28.q</text:p>
          </table:table-cell>
          <table:table-cell table:style-name="ce3" office:value-type="float" office:value="21.851533" calcext:value-type="float">
            <text:p>21.851533</text:p>
          </table:table-cell>
          <table:table-cell table:style-name="ce3" office:value-type="float" office:value="33300.103427" calcext:value-type="float">
            <text:p>33300.103427</text:p>
          </table:table-cell>
          <table:table-cell table:style-name="ce3" office:value-type="float" office:value="5196.154642" calcext:value-type="float">
            <text:p>5196.154642</text:p>
          </table:table-cell>
          <table:table-cell table:style-name="ce3" office:value-type="float" office:value="2141968" calcext:value-type="float">
            <text:p>2141968</text:p>
          </table:table-cell>
          <table:table-cell/>
          <table:table-cell table:formula="of:=SUM([.B18:.D18])" office:value-type="float" office:value="38518.109602" calcext:value-type="float">
            <text:p>38518.1096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29.q</text:p>
          </table:table-cell>
          <table:table-cell table:style-name="ce3" office:value-type="float" office:value="38.608571" calcext:value-type="float">
            <text:p>38.608571</text:p>
          </table:table-cell>
          <table:table-cell table:style-name="ce3" office:value-type="float" office:value="129934.197567" calcext:value-type="float">
            <text:p>129934.197567</text:p>
          </table:table-cell>
          <table:table-cell table:style-name="ce3" office:value-type="float" office:value="2361.760958" calcext:value-type="float">
            <text:p>2361.760958</text:p>
          </table:table-cell>
          <table:table-cell table:style-name="ce3" office:value-type="float" office:value="419834" calcext:value-type="float">
            <text:p>419834</text:p>
          </table:table-cell>
          <table:table-cell/>
          <table:table-cell table:formula="of:=SUM([.B19:.D19])" office:value-type="float" office:value="132334.567096" calcext:value-type="float">
            <text:p>132334.5670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30.q</text:p>
          </table:table-cell>
          <table:table-cell table:style-name="ce3" office:value-type="float" office:value="81.804761" calcext:value-type="float">
            <text:p>81.804761</text:p>
          </table:table-cell>
          <table:table-cell table:style-name="ce3" office:value-type="float" office:value="668359.280901" calcext:value-type="float">
            <text:p>668359.280901</text:p>
          </table:table-cell>
          <table:table-cell table:style-name="ce3" office:value-type="float" office:value="4082.109125" calcext:value-type="float">
            <text:p>4082.109125</text:p>
          </table:table-cell>
          <table:table-cell table:style-name="ce3" office:value-type="float" office:value="705984" calcext:value-type="float">
            <text:p>705984</text:p>
          </table:table-cell>
          <table:table-cell/>
          <table:table-cell table:formula="of:=SUM([.B20:.D20])" office:value-type="float" office:value="672523.194787" calcext:value-type="float">
            <text:p>672523.1947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LithoStratParent.q</text:p>
          </table:table-cell>
          <table:table-cell table:style-name="ce3" office:value-type="float" office:value="2.46284" calcext:value-type="float">
            <text:p>2.46284</text:p>
          </table:table-cell>
          <table:table-cell table:style-name="ce2" office:value-type="string" calcext:value-type="string">
            <text:p>execution error or timeout 20min</text:p>
          </table:table-cell>
          <table:table-cell table:style-name="ce3" office:value-type="float" office:value="-1" calcext:value-type="float">
            <text:p>-1</text:p>
          </table:table-cell>
          <table:table-cell table:style-name="ce2"/>
          <table:table-cell/>
          <table:table-cell table:formula="of:=SUM([.B21:.D21])" office:value-type="float" office:value="1.46284" calcext:value-type="float">
            <text:p>1.462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Quadrant.q</text:p>
          </table:table-cell>
          <table:table-cell table:style-name="ce3" office:value-type="float" office:value="4.576452" calcext:value-type="float">
            <text:p>4.576452</text:p>
          </table:table-cell>
          <table:table-cell table:style-name="ce3" office:value-type="float" office:value="8138.185766" calcext:value-type="float">
            <text:p>8138.185766</text:p>
          </table:table-cell>
          <table:table-cell table:style-name="ce3" office:value-type="float" office:value="39.996677" calcext:value-type="float">
            <text:p>39.996677</text:p>
          </table:table-cell>
          <table:table-cell table:style-name="ce3" office:value-type="float" office:value="8000" calcext:value-type="float">
            <text:p>8000</text:p>
          </table:table-cell>
          <table:table-cell/>
          <table:table-cell table:formula="of:=SUM([.B22:.D22])" office:value-type="float" office:value="8182.758895" calcext:value-type="float">
            <text:p>8182.7588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Stratum.q</text:p>
          </table:table-cell>
          <table:table-cell table:style-name="ce3" office:value-type="float" office:value="28.35954" calcext:value-type="float">
            <text:p>28.35954</text:p>
          </table:table-cell>
          <table:table-cell table:style-name="ce3" office:value-type="float" office:value="169319.569799" calcext:value-type="float">
            <text:p>169319.569799</text:p>
          </table:table-cell>
          <table:table-cell table:style-name="ce3" office:value-type="float" office:value="864.310311" calcext:value-type="float">
            <text:p>864.310311</text:p>
          </table:table-cell>
          <table:table-cell table:style-name="ce3" office:value-type="float" office:value="148037" calcext:value-type="float">
            <text:p>148037</text:p>
          </table:table-cell>
          <table:table-cell/>
          <table:table-cell table:formula="of:=SUM([.B23:.D23])" office:value-type="float" office:value="170212.23965" calcext:value-type="float">
            <text:p>170212.2396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/db2NoOpt/Wellbore.q</text:p>
          </table:table-cell>
          <table:table-cell table:style-name="ce3" office:value-type="float" office:value="13.894774" calcext:value-type="float">
            <text:p>13.894774</text:p>
          </table:table-cell>
          <table:table-cell table:style-name="ce3" office:value-type="float" office:value="10291.227343" calcext:value-type="float">
            <text:p>10291.227343</text:p>
          </table:table-cell>
          <table:table-cell table:style-name="ce3" office:value-type="float" office:value="1091.028318" calcext:value-type="float">
            <text:p>1091.028318</text:p>
          </table:table-cell>
          <table:table-cell table:style-name="ce3" office:value-type="float" office:value="486000" calcext:value-type="float">
            <text:p>486000</text:p>
          </table:table-cell>
          <table:table-cell/>
          <table:table-cell table:formula="of:=SUM([.B24:.D24])" office:value-type="float" office:value="11396.150435" calcext:value-type="float">
            <text:p>11396.150435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formula="of:=SUM([.C2:.C24])" office:value-type="string" office:string-value="2304919.343" calcext:value-type="string">
            <text:p>2304919.343</text:p>
          </table:table-cell>
          <table:table-cell table:number-columns-repeated="3"/>
          <table:table-cell table:formula="of:=SUM([.G2:.G24])" office:value-type="string" office:string-value="2335140.741" calcext:value-type="string">
            <text:p>2335140.741</text:p>
          </table:table-cell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b2NpdExtraAllOpt" table:style-name="ta7">
        <table:table-column table:style-name="co5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AllOpt/003-user.rq</text:p>
          </table:table-cell>
          <table:table-cell table:style-name="ce3" office:value-type="float" office:value="106.718154" calcext:value-type="float">
            <text:p>106.718154</text:p>
          </table:table-cell>
          <table:table-cell table:style-name="ce3" office:value-type="float" office:value="229.041949" calcext:value-type="float">
            <text:p>229.041949</text:p>
          </table:table-cell>
          <table:table-cell table:style-name="ce3" office:value-type="float" office:value="78.456263" calcext:value-type="float">
            <text:p>78.456263</text:p>
          </table:table-cell>
          <table:table-cell table:style-name="ce3" office:value-type="float" office:value="91000" calcext:value-type="float">
            <text:p>91000</text:p>
          </table:table-cell>
          <table:table-cell/>
          <table:table-cell table:formula="of:=SUM([.B2:.D2])" office:value-type="float" office:value="414.216366" calcext:value-type="float">
            <text:p>414.2163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AllOpt/005-user.rq</text:p>
          </table:table-cell>
          <table:table-cell table:style-name="ce3" office:value-type="float" office:value="40.139544" calcext:value-type="float">
            <text:p>40.139544</text:p>
          </table:table-cell>
          <table:table-cell table:style-name="ce3" office:value-type="float" office:value="1945.124893" calcext:value-type="float">
            <text:p>1945.124893</text:p>
          </table:table-cell>
          <table:table-cell table:style-name="ce3" office:value-type="float" office:value="2643.664839" calcext:value-type="float">
            <text:p>2643.664839</text:p>
          </table:table-cell>
          <table:table-cell table:style-name="ce3" office:value-type="float" office:value="1725400" calcext:value-type="float">
            <text:p>1725400</text:p>
          </table:table-cell>
          <table:table-cell/>
          <table:table-cell table:formula="of:=SUM([.B3:.D3])" office:value-type="float" office:value="4628.929276" calcext:value-type="float">
            <text:p>4628.9292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AllOpt/007-user.rq</text:p>
          </table:table-cell>
          <table:table-cell table:style-name="ce3" office:value-type="float" office:value="11.684828" calcext:value-type="float">
            <text:p>11.684828</text:p>
          </table:table-cell>
          <table:table-cell table:style-name="ce3" office:value-type="float" office:value="15.509341" calcext:value-type="float">
            <text:p>15.509341</text:p>
          </table:table-cell>
          <table:table-cell table:style-name="ce3" office:value-type="float" office:value="7.970404" calcext:value-type="float">
            <text:p>7.970404</text:p>
          </table:table-cell>
          <table:table-cell table:style-name="ce3" office:value-type="float" office:value="9800" calcext:value-type="float">
            <text:p>9800</text:p>
          </table:table-cell>
          <table:table-cell/>
          <table:table-cell table:formula="of:=SUM([.B4:.D4])" office:value-type="float" office:value="35.164573" calcext:value-type="float">
            <text:p>35.1645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AllOpt/011-user.rq</text:p>
          </table:table-cell>
          <table:table-cell table:style-name="ce3" office:value-type="float" office:value="22.100404" calcext:value-type="float">
            <text:p>22.100404</text:p>
          </table:table-cell>
          <table:table-cell table:style-name="ce3" office:value-type="float" office:value="4057.042404" calcext:value-type="float">
            <text:p>4057.042404</text:p>
          </table:table-cell>
          <table:table-cell table:style-name="ce3" office:value-type="float" office:value="1105.003182" calcext:value-type="float">
            <text:p>1105.003182</text:p>
          </table:table-cell>
          <table:table-cell table:style-name="ce3" office:value-type="float" office:value="1524245" calcext:value-type="float">
            <text:p>1524245</text:p>
          </table:table-cell>
          <table:table-cell/>
          <table:table-cell table:formula="of:=SUM([.B5:.D5])" office:value-type="float" office:value="5184.14599" calcext:value-type="float">
            <text:p>5184.145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AllOpt/013-user.rq</text:p>
          </table:table-cell>
          <table:table-cell table:style-name="ce3" office:value-type="float" office:value="195.043669" calcext:value-type="float">
            <text:p>195.043669</text:p>
          </table:table-cell>
          <table:table-cell table:style-name="ce3" office:value-type="float" office:value="15905.693245" calcext:value-type="float">
            <text:p>15905.693245</text:p>
          </table:table-cell>
          <table:table-cell table:style-name="ce3" office:value-type="float" office:value="1553.414447" calcext:value-type="float">
            <text:p>1553.414447</text:p>
          </table:table-cell>
          <table:table-cell table:style-name="ce3" office:value-type="float" office:value="1492960" calcext:value-type="float">
            <text:p>1492960</text:p>
          </table:table-cell>
          <table:table-cell/>
          <table:table-cell table:formula="of:=SUM([.B6:.D6])" office:value-type="float" office:value="17654.151361" calcext:value-type="float">
            <text:p>17654.1513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AllOpt/019-user.rq</text:p>
          </table:table-cell>
          <table:table-cell table:style-name="ce3" office:value-type="float" office:value="13.954931" calcext:value-type="float">
            <text:p>13.954931</text:p>
          </table:table-cell>
          <table:table-cell table:style-name="ce3" office:value-type="float" office:value="2328.294272" calcext:value-type="float">
            <text:p>2328.294272</text:p>
          </table:table-cell>
          <table:table-cell table:style-name="ce3" office:value-type="float" office:value="34.700378" calcext:value-type="float">
            <text:p>34.700378</text:p>
          </table:table-cell>
          <table:table-cell table:style-name="ce3" office:value-type="float" office:value="64700" calcext:value-type="float">
            <text:p>64700</text:p>
          </table:table-cell>
          <table:table-cell/>
          <table:table-cell table:formula="of:=SUM([.B7:.D7])" office:value-type="float" office:value="2376.949581" calcext:value-type="float">
            <text:p>2376.9495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AllOpt/020-user.rq</text:p>
          </table:table-cell>
          <table:table-cell table:style-name="ce3" office:value-type="float" office:value="14.831921" calcext:value-type="float">
            <text:p>14.831921</text:p>
          </table:table-cell>
          <table:table-cell table:style-name="ce3" office:value-type="float" office:value="4541.169052" calcext:value-type="float">
            <text:p>4541.169052</text:p>
          </table:table-cell>
          <table:table-cell table:style-name="ce3" office:value-type="float" office:value="12.587263" calcext:value-type="float">
            <text:p>12.587263</text:p>
          </table:table-cell>
          <table:table-cell table:style-name="ce3" office:value-type="float" office:value="46097" calcext:value-type="float">
            <text:p>46097</text:p>
          </table:table-cell>
          <table:table-cell/>
          <table:table-cell table:formula="of:=SUM([.B8:.D8])" office:value-type="float" office:value="4568.588236" calcext:value-type="float">
            <text:p>4568.5882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AllOpt/042-test.rq</text:p>
          </table:table-cell>
          <table:table-cell table:style-name="ce3" office:value-type="float" office:value="16.025835" calcext:value-type="float">
            <text:p>16.025835</text:p>
          </table:table-cell>
          <table:table-cell table:style-name="ce3" office:value-type="float" office:value="4540.778148" calcext:value-type="float">
            <text:p>4540.778148</text:p>
          </table:table-cell>
          <table:table-cell table:style-name="ce3" office:value-type="float" office:value="12501.043673" calcext:value-type="float">
            <text:p>12501.043673</text:p>
          </table:table-cell>
          <table:table-cell table:style-name="ce3" office:value-type="float" office:value="1647760" calcext:value-type="float">
            <text:p>1647760</text:p>
          </table:table-cell>
          <table:table-cell/>
          <table:table-cell table:formula="of:=SUM([.B9:.D9])" office:value-type="float" office:value="17057.847656" calcext:value-type="float">
            <text:p>17057.8476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AllOpt/043-test.rq</text:p>
          </table:table-cell>
          <table:table-cell table:style-name="ce3" office:value-type="float" office:value="22.608542" calcext:value-type="float">
            <text:p>22.608542</text:p>
          </table:table-cell>
          <table:table-cell table:style-name="ce3" office:value-type="float" office:value="247.280082" calcext:value-type="float">
            <text:p>247.280082</text:p>
          </table:table-cell>
          <table:table-cell table:style-name="ce3" office:value-type="float" office:value="9525.291311" calcext:value-type="float">
            <text:p>9525.291311</text:p>
          </table:table-cell>
          <table:table-cell table:style-name="ce3" office:value-type="float" office:value="1647760" calcext:value-type="float">
            <text:p>1647760</text:p>
          </table:table-cell>
          <table:table-cell/>
          <table:table-cell table:formula="of:=SUM([.B10:.D10])" office:value-type="float" office:value="9795.179935" calcext:value-type="float">
            <text:p>9795.1799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AllOpt/044-test.rq</text:p>
          </table:table-cell>
          <table:table-cell table:style-name="ce3" office:value-type="float" office:value="484.827561" calcext:value-type="float">
            <text:p>484.827561</text:p>
          </table:table-cell>
          <table:table-cell table:style-name="ce3" office:value-type="float" office:value="4108.001199" calcext:value-type="float">
            <text:p>4108.001199</text:p>
          </table:table-cell>
          <table:table-cell table:style-name="ce3" office:value-type="float" office:value="5.277141" calcext:value-type="float">
            <text:p>5.277141</text:p>
          </table:table-cell>
          <table:table-cell table:style-name="ce3" office:value-type="float" office:value="3551" calcext:value-type="float">
            <text:p>3551</text:p>
          </table:table-cell>
          <table:table-cell/>
          <table:table-cell table:formula="of:=SUM([.B11:.D11])" office:value-type="float" office:value="4598.105901" calcext:value-type="float">
            <text:p>4598.1059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AllOpt/045-test.rq</text:p>
          </table:table-cell>
          <table:table-cell table:style-name="ce3" office:value-type="float" office:value="3.379992" calcext:value-type="float">
            <text:p>3.379992</text:p>
          </table:table-cell>
          <table:table-cell table:style-name="ce3" office:value-type="float" office:value="93.247368" calcext:value-type="float">
            <text:p>93.247368</text:p>
          </table:table-cell>
          <table:table-cell table:style-name="ce3" office:value-type="float" office:value="79.089972" calcext:value-type="float">
            <text:p>79.089972</text:p>
          </table:table-cell>
          <table:table-cell table:style-name="ce3" office:value-type="float" office:value="41700" calcext:value-type="float">
            <text:p>41700</text:p>
          </table:table-cell>
          <table:table-cell/>
          <table:table-cell table:formula="of:=SUM([.B12:.D12])" office:value-type="float" office:value="175.717332" calcext:value-type="float">
            <text:p>175.7173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AllOpt/047-test.rq</text:p>
          </table:table-cell>
          <table:table-cell table:style-name="ce3" office:value-type="float" office:value="48.928248" calcext:value-type="float">
            <text:p>48.928248</text:p>
          </table:table-cell>
          <table:table-cell table:style-name="ce3" office:value-type="float" office:value="192.041236" calcext:value-type="float">
            <text:p>192.041236</text:p>
          </table:table-cell>
          <table:table-cell table:style-name="ce3" office:value-type="float" office:value="2825.083899" calcext:value-type="float">
            <text:p>2825.083899</text:p>
          </table:table-cell>
          <table:table-cell table:style-name="ce3" office:value-type="float" office:value="112914" calcext:value-type="float">
            <text:p>112914</text:p>
          </table:table-cell>
          <table:table-cell/>
          <table:table-cell table:formula="of:=SUM([.B13:.D13])" office:value-type="float" office:value="3066.053383" calcext:value-type="float">
            <text:p>3066.053383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3" table:number-columns-repeated="4"/>
          <table:table-cell/>
          <table:table-cell table:formula="of:=SUM([.G2:.G13])" office:value-type="string" office:string-value="69555.04959" calcext:value-type="string">
            <text:p>69555.04959</text:p>
          </table:table-cell>
          <table:table-cell table:number-columns-repeated="1017"/>
        </table:table-row>
        <table:table-row table:style-name="ro1" table:number-rows-repeated="4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b2NpdExtraDEOnly" table:style-name="ta8">
        <table:table-column table:style-name="co6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DeOnly/003-user.rq</text:p>
          </table:table-cell>
          <table:table-cell table:style-name="ce3" office:value-type="float" office:value="138.797179" calcext:value-type="float">
            <text:p>138.797179</text:p>
          </table:table-cell>
          <table:table-cell table:style-name="ce3" office:value-type="float" office:value="252.322111" calcext:value-type="float">
            <text:p>252.322111</text:p>
          </table:table-cell>
          <table:table-cell table:style-name="ce3" office:value-type="float" office:value="114.210455" calcext:value-type="float">
            <text:p>114.210455</text:p>
          </table:table-cell>
          <table:table-cell table:style-name="ce3" office:value-type="float" office:value="91000" calcext:value-type="float">
            <text:p>91000</text:p>
          </table:table-cell>
          <table:table-cell/>
          <table:table-cell table:formula="of:=SUM([.B2:.D2])" office:value-type="float" office:value="505.329745" calcext:value-type="float">
            <text:p>505.3297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DeOnly/005-user.rq</text:p>
          </table:table-cell>
          <table:table-cell table:style-name="ce3" office:value-type="float" office:value="21.296588" calcext:value-type="float">
            <text:p>21.296588</text:p>
          </table:table-cell>
          <table:table-cell table:style-name="ce3" office:value-type="float" office:value="1597.746385" calcext:value-type="float">
            <text:p>1597.746385</text:p>
          </table:table-cell>
          <table:table-cell table:style-name="ce3" office:value-type="float" office:value="2657.433346" calcext:value-type="float">
            <text:p>2657.433346</text:p>
          </table:table-cell>
          <table:table-cell table:style-name="ce3" office:value-type="float" office:value="1725400" calcext:value-type="float">
            <text:p>1725400</text:p>
          </table:table-cell>
          <table:table-cell/>
          <table:table-cell table:formula="of:=SUM([.B3:.D3])" office:value-type="float" office:value="4276.476319" calcext:value-type="float">
            <text:p>4276.4763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DeOnly/007-user.rq</text:p>
          </table:table-cell>
          <table:table-cell table:style-name="ce3" office:value-type="float" office:value="8.12619" calcext:value-type="float">
            <text:p>8.12619</text:p>
          </table:table-cell>
          <table:table-cell table:style-name="ce3" office:value-type="float" office:value="65.607304" calcext:value-type="float">
            <text:p>65.607304</text:p>
          </table:table-cell>
          <table:table-cell table:style-name="ce3" office:value-type="float" office:value="10.869567" calcext:value-type="float">
            <text:p>10.869567</text:p>
          </table:table-cell>
          <table:table-cell table:style-name="ce3" office:value-type="float" office:value="9800" calcext:value-type="float">
            <text:p>9800</text:p>
          </table:table-cell>
          <table:table-cell/>
          <table:table-cell table:formula="of:=SUM([.B4:.D4])" office:value-type="float" office:value="84.603061" calcext:value-type="float">
            <text:p>84.6030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DeOnly/011-user.rq</text:p>
          </table:table-cell>
          <table:table-cell table:style-name="ce3" office:value-type="float" office:value="22.342553" calcext:value-type="float">
            <text:p>22.342553</text:p>
          </table:table-cell>
          <table:table-cell table:style-name="ce3" office:value-type="float" office:value="7758.03266" calcext:value-type="float">
            <text:p>7758.03266</text:p>
          </table:table-cell>
          <table:table-cell table:style-name="ce3" office:value-type="float" office:value="2191.94984" calcext:value-type="float">
            <text:p>2191.94984</text:p>
          </table:table-cell>
          <table:table-cell table:style-name="ce3" office:value-type="float" office:value="1524245" calcext:value-type="float">
            <text:p>1524245</text:p>
          </table:table-cell>
          <table:table-cell/>
          <table:table-cell table:formula="of:=SUM([.B5:.D5])" office:value-type="float" office:value="9972.325053" calcext:value-type="float">
            <text:p>9972.3250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DeOnly/013-user.rq</text:p>
          </table:table-cell>
          <table:table-cell table:style-name="ce3" office:value-type="float" office:value="365.561998" calcext:value-type="float">
            <text:p>365.561998</text:p>
          </table:table-cell>
          <table:table-cell table:style-name="ce3" office:value-type="float" office:value="143456.780367" calcext:value-type="float">
            <text:p>143456.780367</text:p>
          </table:table-cell>
          <table:table-cell table:style-name="ce3" office:value-type="float" office:value="2922.844785" calcext:value-type="float">
            <text:p>2922.844785</text:p>
          </table:table-cell>
          <table:table-cell table:style-name="ce3" office:value-type="float" office:value="1492960" calcext:value-type="float">
            <text:p>1492960</text:p>
          </table:table-cell>
          <table:table-cell/>
          <table:table-cell table:formula="of:=SUM([.B6:.D6])" office:value-type="float" office:value="146745.18715" calcext:value-type="float">
            <text:p>146745.187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DeOnly/019-user.rq</text:p>
          </table:table-cell>
          <table:table-cell table:style-name="ce3" office:value-type="float" office:value="161.9371" calcext:value-type="float">
            <text:p>161.9371</text:p>
          </table:table-cell>
          <table:table-cell table:style-name="ce3" office:value-type="float" office:value="2617.98967" calcext:value-type="float">
            <text:p>2617.98967</text:p>
          </table:table-cell>
          <table:table-cell table:style-name="ce3" office:value-type="float" office:value="67.994092" calcext:value-type="float">
            <text:p>67.994092</text:p>
          </table:table-cell>
          <table:table-cell table:style-name="ce3" office:value-type="float" office:value="64700" calcext:value-type="float">
            <text:p>64700</text:p>
          </table:table-cell>
          <table:table-cell/>
          <table:table-cell table:formula="of:=SUM([.B7:.D7])" office:value-type="float" office:value="2847.920862" calcext:value-type="float">
            <text:p>2847.9208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DeOnly/020-user.rq</text:p>
          </table:table-cell>
          <table:table-cell table:style-name="ce3" office:value-type="float" office:value="14.783676" calcext:value-type="float">
            <text:p>14.783676</text:p>
          </table:table-cell>
          <table:table-cell table:style-name="ce3" office:value-type="float" office:value="719.840619" calcext:value-type="float">
            <text:p>719.840619</text:p>
          </table:table-cell>
          <table:table-cell table:style-name="ce3" office:value-type="float" office:value="25.677876" calcext:value-type="float">
            <text:p>25.677876</text:p>
          </table:table-cell>
          <table:table-cell table:style-name="ce3" office:value-type="float" office:value="46097" calcext:value-type="float">
            <text:p>46097</text:p>
          </table:table-cell>
          <table:table-cell/>
          <table:table-cell table:formula="of:=SUM([.B8:.D8])" office:value-type="float" office:value="760.302171" calcext:value-type="float">
            <text:p>760.30217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DeOnly/042-test.rq</text:p>
          </table:table-cell>
          <table:table-cell table:style-name="ce3" office:value-type="float" office:value="20.253346" calcext:value-type="float">
            <text:p>20.253346</text:p>
          </table:table-cell>
          <table:table-cell table:style-name="ce3" office:value-type="float" office:value="11434.73631" calcext:value-type="float">
            <text:p>11434.73631</text:p>
          </table:table-cell>
          <table:table-cell table:style-name="ce3" office:value-type="float" office:value="2525.054966" calcext:value-type="float">
            <text:p>2525.054966</text:p>
          </table:table-cell>
          <table:table-cell table:style-name="ce3" office:value-type="float" office:value="1647760" calcext:value-type="float">
            <text:p>1647760</text:p>
          </table:table-cell>
          <table:table-cell/>
          <table:table-cell table:formula="of:=SUM([.B9:.D9])" office:value-type="float" office:value="13980.044622" calcext:value-type="float">
            <text:p>13980.0446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DeOnly/043-test.rq</text:p>
          </table:table-cell>
          <table:table-cell table:style-name="ce3" office:value-type="float" office:value="11.80282" calcext:value-type="float">
            <text:p>11.80282</text:p>
          </table:table-cell>
          <table:table-cell table:style-name="ce3" office:value-type="float" office:value="9134.718701" calcext:value-type="float">
            <text:p>9134.718701</text:p>
          </table:table-cell>
          <table:table-cell table:style-name="ce3" office:value-type="float" office:value="2498.294936" calcext:value-type="float">
            <text:p>2498.294936</text:p>
          </table:table-cell>
          <table:table-cell table:style-name="ce3" office:value-type="float" office:value="1647760" calcext:value-type="float">
            <text:p>1647760</text:p>
          </table:table-cell>
          <table:table-cell/>
          <table:table-cell table:formula="of:=SUM([.B10:.D10])" office:value-type="float" office:value="11644.816457" calcext:value-type="float">
            <text:p>11644.8164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DeOnly/044-test.rq</text:p>
          </table:table-cell>
          <table:table-cell table:style-name="ce3" office:value-type="float" office:value="395.07118" calcext:value-type="float">
            <text:p>395.07118</text:p>
          </table:table-cell>
          <table:table-cell table:style-name="ce3" office:value-type="float" office:value="2045.160877" calcext:value-type="float">
            <text:p>2045.160877</text:p>
          </table:table-cell>
          <table:table-cell table:style-name="ce3" office:value-type="float" office:value="2.145081" calcext:value-type="float">
            <text:p>2.145081</text:p>
          </table:table-cell>
          <table:table-cell table:style-name="ce3" office:value-type="float" office:value="3551" calcext:value-type="float">
            <text:p>3551</text:p>
          </table:table-cell>
          <table:table-cell/>
          <table:table-cell table:formula="of:=SUM([.B11:.D11])" office:value-type="float" office:value="2442.377138" calcext:value-type="float">
            <text:p>2442.3771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DeOnly/045-test.rq</text:p>
          </table:table-cell>
          <table:table-cell table:style-name="ce3" office:value-type="float" office:value="3.790524" calcext:value-type="float">
            <text:p>3.790524</text:p>
          </table:table-cell>
          <table:table-cell table:style-name="ce3" office:value-type="float" office:value="256.961032" calcext:value-type="float">
            <text:p>256.961032</text:p>
          </table:table-cell>
          <table:table-cell table:style-name="ce3" office:value-type="float" office:value="38.381357" calcext:value-type="float">
            <text:p>38.381357</text:p>
          </table:table-cell>
          <table:table-cell table:style-name="ce3" office:value-type="float" office:value="41700" calcext:value-type="float">
            <text:p>41700</text:p>
          </table:table-cell>
          <table:table-cell/>
          <table:table-cell table:formula="of:=SUM([.B12:.D12])" office:value-type="float" office:value="299.132913" calcext:value-type="float">
            <text:p>299.1329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DeOnly/047-test.rq</text:p>
          </table:table-cell>
          <table:table-cell table:style-name="ce3" office:value-type="float" office:value="45.561979" calcext:value-type="float">
            <text:p>45.561979</text:p>
          </table:table-cell>
          <table:table-cell table:style-name="ce3" office:value-type="float" office:value="3375.567303" calcext:value-type="float">
            <text:p>3375.567303</text:p>
          </table:table-cell>
          <table:table-cell table:style-name="ce3" office:value-type="float" office:value="158.208826" calcext:value-type="float">
            <text:p>158.208826</text:p>
          </table:table-cell>
          <table:table-cell table:style-name="ce3" office:value-type="float" office:value="112914" calcext:value-type="float">
            <text:p>112914</text:p>
          </table:table-cell>
          <table:table-cell/>
          <table:table-cell table:formula="of:=SUM([.B13:.D13])" office:value-type="float" office:value="3579.338108" calcext:value-type="float">
            <text:p>3579.338108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3" table:number-columns-repeated="4"/>
          <table:table-cell/>
          <table:table-cell table:formula="of:=SUM([.G2:.G13])" office:value-type="string" office:string-value="197137.8536" calcext:value-type="string">
            <text:p>197137.8536</text:p>
          </table:table-cell>
          <table:table-cell table:number-columns-repeated="1017"/>
        </table:table-row>
        <table:table-row table:style-name="ro1" table:number-rows-repeated="4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b2NpdExtraNoOpt" table:style-name="ta9">
        <table:table-column table:style-name="co7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NoOpt/003-user.rq</text:p>
          </table:table-cell>
          <table:table-cell table:style-name="ce3" office:value-type="float" office:value="94.626775" calcext:value-type="float">
            <text:p>94.626775</text:p>
          </table:table-cell>
          <table:table-cell table:style-name="ce3" office:value-type="float" office:value="216.216211" calcext:value-type="float">
            <text:p>216.216211</text:p>
          </table:table-cell>
          <table:table-cell table:style-name="ce3" office:value-type="float" office:value="76.761545" calcext:value-type="float">
            <text:p>76.761545</text:p>
          </table:table-cell>
          <table:table-cell table:style-name="ce3" office:value-type="float" office:value="91000" calcext:value-type="float">
            <text:p>91000</text:p>
          </table:table-cell>
          <table:table-cell/>
          <table:table-cell table:formula="of:=SUM([.B2:.D2])" office:value-type="float" office:value="387.604531" calcext:value-type="float">
            <text:p>387.6045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NoOpt/005-user.rq</text:p>
          </table:table-cell>
          <table:table-cell table:style-name="ce3" office:value-type="float" office:value="13.882729" calcext:value-type="float">
            <text:p>13.882729</text:p>
          </table:table-cell>
          <table:table-cell table:style-name="ce3" office:value-type="float" office:value="1628.958623" calcext:value-type="float">
            <text:p>1628.958623</text:p>
          </table:table-cell>
          <table:table-cell table:style-name="ce3" office:value-type="float" office:value="2609.495139" calcext:value-type="float">
            <text:p>2609.495139</text:p>
          </table:table-cell>
          <table:table-cell table:style-name="ce3" office:value-type="float" office:value="1725400" calcext:value-type="float">
            <text:p>1725400</text:p>
          </table:table-cell>
          <table:table-cell/>
          <table:table-cell table:formula="of:=SUM([.B3:.D3])" office:value-type="float" office:value="4252.336491" calcext:value-type="float">
            <text:p>4252.3364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NoOpt/007-user.rq</text:p>
          </table:table-cell>
          <table:table-cell table:style-name="ce3" office:value-type="float" office:value="10.643603" calcext:value-type="float">
            <text:p>10.643603</text:p>
          </table:table-cell>
          <table:table-cell table:style-name="ce3" office:value-type="float" office:value="62.096645" calcext:value-type="float">
            <text:p>62.096645</text:p>
          </table:table-cell>
          <table:table-cell table:style-name="ce3" office:value-type="float" office:value="12.198606" calcext:value-type="float">
            <text:p>12.198606</text:p>
          </table:table-cell>
          <table:table-cell table:style-name="ce3" office:value-type="float" office:value="9800" calcext:value-type="float">
            <text:p>9800</text:p>
          </table:table-cell>
          <table:table-cell/>
          <table:table-cell table:formula="of:=SUM([.B4:.D4])" office:value-type="float" office:value="84.938854" calcext:value-type="float">
            <text:p>84.9388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NoOpt/011-user.rq</text:p>
          </table:table-cell>
          <table:table-cell table:style-name="ce3" office:value-type="float" office:value="16.551758" calcext:value-type="float">
            <text:p>16.551758</text:p>
          </table:table-cell>
          <table:table-cell table:style-name="ce3" office:value-type="float" office:value="7461.967637" calcext:value-type="float">
            <text:p>7461.967637</text:p>
          </table:table-cell>
          <table:table-cell table:style-name="ce3" office:value-type="float" office:value="2115.085622" calcext:value-type="float">
            <text:p>2115.085622</text:p>
          </table:table-cell>
          <table:table-cell table:style-name="ce3" office:value-type="float" office:value="1524245" calcext:value-type="float">
            <text:p>1524245</text:p>
          </table:table-cell>
          <table:table-cell/>
          <table:table-cell table:formula="of:=SUM([.B5:.D5])" office:value-type="float" office:value="9593.605017" calcext:value-type="float">
            <text:p>9593.6050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NoOpt/013-user.rq</text:p>
          </table:table-cell>
          <table:table-cell table:style-name="ce3" office:value-type="float" office:value="74.05488" calcext:value-type="float">
            <text:p>74.05488</text:p>
          </table:table-cell>
          <table:table-cell table:style-name="ce3" office:value-type="float" office:value="153796.88329" calcext:value-type="float">
            <text:p>153796.88329</text:p>
          </table:table-cell>
          <table:table-cell table:style-name="ce3" office:value-type="float" office:value="3013.682407" calcext:value-type="float">
            <text:p>3013.682407</text:p>
          </table:table-cell>
          <table:table-cell table:style-name="ce3" office:value-type="float" office:value="1492960" calcext:value-type="float">
            <text:p>1492960</text:p>
          </table:table-cell>
          <table:table-cell/>
          <table:table-cell table:formula="of:=SUM([.B6:.D6])" office:value-type="float" office:value="156884.620577" calcext:value-type="float">
            <text:p>156884.6205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NoOpt/019-user.rq</text:p>
          </table:table-cell>
          <table:table-cell table:style-name="ce3" office:value-type="float" office:value="8.179827" calcext:value-type="float">
            <text:p>8.179827</text:p>
          </table:table-cell>
          <table:table-cell table:style-name="ce3" office:value-type="float" office:value="2101.454824" calcext:value-type="float">
            <text:p>2101.454824</text:p>
          </table:table-cell>
          <table:table-cell table:style-name="ce3" office:value-type="float" office:value="51.579182" calcext:value-type="float">
            <text:p>51.579182</text:p>
          </table:table-cell>
          <table:table-cell table:style-name="ce3" office:value-type="float" office:value="64700" calcext:value-type="float">
            <text:p>64700</text:p>
          </table:table-cell>
          <table:table-cell/>
          <table:table-cell table:formula="of:=SUM([.B7:.D7])" office:value-type="float" office:value="2161.213833" calcext:value-type="float">
            <text:p>2161.2138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NoOpt/020-user.rq</text:p>
          </table:table-cell>
          <table:table-cell table:style-name="ce3" office:value-type="float" office:value="5.566281" calcext:value-type="float">
            <text:p>5.566281</text:p>
          </table:table-cell>
          <table:table-cell table:style-name="ce3" office:value-type="float" office:value="675.031575" calcext:value-type="float">
            <text:p>675.031575</text:p>
          </table:table-cell>
          <table:table-cell table:style-name="ce3" office:value-type="float" office:value="22.737296" calcext:value-type="float">
            <text:p>22.737296</text:p>
          </table:table-cell>
          <table:table-cell table:style-name="ce3" office:value-type="float" office:value="46097" calcext:value-type="float">
            <text:p>46097</text:p>
          </table:table-cell>
          <table:table-cell/>
          <table:table-cell table:formula="of:=SUM([.B8:.D8])" office:value-type="float" office:value="703.335152" calcext:value-type="float">
            <text:p>703.33515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NoOpt/042-test.rq</text:p>
          </table:table-cell>
          <table:table-cell table:style-name="ce3" office:value-type="float" office:value="12.208704" calcext:value-type="float">
            <text:p>12.208704</text:p>
          </table:table-cell>
          <table:table-cell table:style-name="ce3" office:value-type="float" office:value="11417.038549" calcext:value-type="float">
            <text:p>11417.038549</text:p>
          </table:table-cell>
          <table:table-cell table:style-name="ce3" office:value-type="float" office:value="2267.965014" calcext:value-type="float">
            <text:p>2267.965014</text:p>
          </table:table-cell>
          <table:table-cell table:style-name="ce3" office:value-type="float" office:value="1647760" calcext:value-type="float">
            <text:p>1647760</text:p>
          </table:table-cell>
          <table:table-cell/>
          <table:table-cell table:formula="of:=SUM([.B9:.D9])" office:value-type="float" office:value="13697.212267" calcext:value-type="float">
            <text:p>13697.2122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NoOpt/043-test.rq</text:p>
          </table:table-cell>
          <table:table-cell table:style-name="ce3" office:value-type="float" office:value="8.560413" calcext:value-type="float">
            <text:p>8.560413</text:p>
          </table:table-cell>
          <table:table-cell table:style-name="ce3" office:value-type="float" office:value="9233.47797" calcext:value-type="float">
            <text:p>9233.47797</text:p>
          </table:table-cell>
          <table:table-cell table:style-name="ce3" office:value-type="float" office:value="2340.390348" calcext:value-type="float">
            <text:p>2340.390348</text:p>
          </table:table-cell>
          <table:table-cell table:style-name="ce3" office:value-type="float" office:value="1647760" calcext:value-type="float">
            <text:p>1647760</text:p>
          </table:table-cell>
          <table:table-cell/>
          <table:table-cell table:formula="of:=SUM([.B10:.D10])" office:value-type="float" office:value="11582.428731" calcext:value-type="float">
            <text:p>11582.4287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NoOpt/044-test.rq</text:p>
          </table:table-cell>
          <table:table-cell table:style-name="ce3" office:value-type="float" office:value="466.309742" calcext:value-type="float">
            <text:p>466.309742</text:p>
          </table:table-cell>
          <table:table-cell table:style-name="ce3" office:value-type="float" office:value="1949.888376" calcext:value-type="float">
            <text:p>1949.888376</text:p>
          </table:table-cell>
          <table:table-cell table:style-name="ce3" office:value-type="float" office:value="2.359821" calcext:value-type="float">
            <text:p>2.359821</text:p>
          </table:table-cell>
          <table:table-cell table:style-name="ce3" office:value-type="float" office:value="3551" calcext:value-type="float">
            <text:p>3551</text:p>
          </table:table-cell>
          <table:table-cell/>
          <table:table-cell table:formula="of:=SUM([.B11:.D11])" office:value-type="float" office:value="2418.557939" calcext:value-type="float">
            <text:p>2418.55793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NoOpt/045-test.rq</text:p>
          </table:table-cell>
          <table:table-cell table:style-name="ce3" office:value-type="float" office:value="3.402158" calcext:value-type="float">
            <text:p>3.402158</text:p>
          </table:table-cell>
          <table:table-cell table:style-name="ce3" office:value-type="float" office:value="249.488229" calcext:value-type="float">
            <text:p>249.488229</text:p>
          </table:table-cell>
          <table:table-cell table:style-name="ce3" office:value-type="float" office:value="22.751487" calcext:value-type="float">
            <text:p>22.751487</text:p>
          </table:table-cell>
          <table:table-cell table:style-name="ce3" office:value-type="float" office:value="41700" calcext:value-type="float">
            <text:p>41700</text:p>
          </table:table-cell>
          <table:table-cell/>
          <table:table-cell table:formula="of:=SUM([.B12:.D12])" office:value-type="float" office:value="275.641874" calcext:value-type="float">
            <text:p>275.6418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b2/npdExtra/db2NoOpt/047-test.rq</text:p>
          </table:table-cell>
          <table:table-cell table:style-name="ce3" office:value-type="float" office:value="28.423943" calcext:value-type="float">
            <text:p>28.423943</text:p>
          </table:table-cell>
          <table:table-cell table:style-name="ce3" office:value-type="float" office:value="3238.530269" calcext:value-type="float">
            <text:p>3238.530269</text:p>
          </table:table-cell>
          <table:table-cell table:style-name="ce3" office:value-type="float" office:value="152.374364" calcext:value-type="float">
            <text:p>152.374364</text:p>
          </table:table-cell>
          <table:table-cell table:style-name="ce3" office:value-type="float" office:value="112914" calcext:value-type="float">
            <text:p>112914</text:p>
          </table:table-cell>
          <table:table-cell/>
          <table:table-cell table:formula="of:=SUM([.B13:.D13])" office:value-type="float" office:value="3419.328576" calcext:value-type="float">
            <text:p>3419.328576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3" table:number-columns-repeated="4"/>
          <table:table-cell/>
          <table:table-cell table:formula="of:=SUM([.G2:.G13])" office:value-type="string" office:string-value="205460.8238" calcext:value-type="string">
            <text:p>205460.8238</text:p>
          </table:table-cell>
          <table:table-cell table:number-columns-repeated="1017"/>
        </table:table-row>
        <table:table-row table:style-name="ro1" table:number-rows-repeated="4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b2LubmAllOpt" style:display-name="PageStyle_db2LubmAllO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b2LubmDEOnly" style:display-name="PageStyle_db2LubmDE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b2LubmNoOpt" style:display-name="PageStyle_db2LubmNoO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b2NpdAllOpt" style:display-name="PageStyle_db2NpdAllO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b2NpdDEOnly" style:display-name="PageStyle_db2NpdDE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b2NpdNoOpt" style:display-name="PageStyle_db2NpdNoO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b2NpdExtraAllOpt" style:display-name="PageStyle_db2NpdExtraAllO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b2NpdExtraDEOnly" style:display-name="PageStyle_db2NpdExtraDE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b2NpdExtraNoOpt" style:display-name="PageStyle_db2NpdExtraNoOp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948" meta:object-count="0"/>
    <meta:generator>LibreOfficeDev/5.1.0.3$Linux_X86_64 LibreOffice_project/</meta:generator>
  </office:meta>
</office:document-meta>
</file>